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Lohit Devanagari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3" style:family="paragraph" style:parent-style-name="Standard">
      <style:paragraph-properties style:writing-mode="lr-tb"/>
      <style:text-properties officeooo:paragraph-rsid="0008186a"/>
    </style:style>
    <style:style style:name="P4" style:family="paragraph" style:parent-style-name="Standard">
      <style:paragraph-properties style:writing-mode="lr-tb"/>
      <style:text-properties officeooo:rsid="0009bcc1" officeooo:paragraph-rsid="0009bcc1"/>
    </style:style>
    <style:style style:name="P5" style:family="paragraph" style:parent-style-name="Standard">
      <style:paragraph-properties style:writing-mode="lr-tb"/>
      <style:text-properties officeooo:paragraph-rsid="0009bcc1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bcc1" style:font-size-asian="11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1"><text:span text:style-name="T1">int</text:span></text:p>
      <text:p text:style-name="P1"><text:span text:style-name="T1">iperf_time_compare(struct iperf_time *time1, struct iperf_time *time2)</text:span></text:p>
      <text:p text:style-name="P1"><text:span text:style-name="T1">{</text:span></text:p>
      <text:p text:style-name="P1"><text:span text:style-name="T1"><text:s text:c="4"/>if (time1-&gt;secs &lt; time2-&gt;secs)</text:span></text:p>
      <text:p text:style-name="P1"><text:span text:style-name="T1"><text:s text:c="8"/>return -1;</text:span></text:p>
      <text:p text:style-name="P1"><text:span text:style-name="T1"><text:s text:c="4"/>if (time1-&gt;secs &gt; time2-&gt;secs)</text:span></text:p>
      <text:p text:style-name="P1"><text:span text:style-name="T1"><text:s text:c="8"/>return 1;</text:span></text:p>
      <text:p text:style-name="P1"><text:span text:style-name="T1"><text:s text:c="4"/>if (time1-&gt;usecs &lt; time2-&gt;usecs)</text:span></text:p>
      <text:p text:style-name="P1"><text:span text:style-name="T1"><text:s text:c="8"/>return -1;</text:span></text:p>
      <text:p text:style-name="P1"><text:span text:style-name="T1"><text:s text:c="4"/>if (time1-&gt;usecs &gt; time2-&gt;usecs)</text:span></text:p>
      <text:p text:style-name="P1"><text:span text:style-name="T1"><text:s text:c="8"/>return 1;</text:span></text:p>
      <text:p text:style-name="P1"><text:span text:style-name="T1"><text:s text:c="4"/>return 0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tatic int npu_table_search(struct npu2 *p, uint64_t table_addr, int stride,</text:span></text:p>
      <text:p text:style-name="P1"><text:span text:style-name="T1"><text:s text:c="4"/>int table_size, uint64_t *value, uint64_t mask)</text:span></text:p>
      <text:p text:style-name="P1"><text:span text:style-name="T1">{</text:span></text:p>
      <text:p text:style-name="P1"><text:span text:style-name="T1">int i;</text:span></text:p>
      <text:p text:style-name="P1"><text:span text:style-name="T1">uint64_t val;</text:span></text:p>
      <text:p text:style-name="P2"/>
      <text:p text:style-name="P1"><text:span text:style-name="T1">assert(value);</text:span></text:p>
      <text:p text:style-name="P2"/>
      <text:p text:style-name="P1"><text:span text:style-name="T1">for (i = 0; i &lt; table_size; i++) {</text:span></text:p>
      <text:p text:style-name="P1"><text:span text:style-name="T1">val = npu2_read(p, table_addr + i*stride);</text:span></text:p>
      <text:p text:style-name="P1"><text:span text:style-name="T1">if ((val &amp; mask) == *value) {</text:span></text:p>
      <text:p text:style-name="P1"><text:span text:style-name="T1">*value = val;</text:span></text:p>
      <text:p text:style-name="P1"><text:span text:style-name="T1">return i;</text:span></text:p>
      <text:p text:style-name="P1"><text:span text:style-name="T1">}</text:span></text:p>
      <text:p text:style-name="P1"><text:span text:style-name="T1">}</text:span></text:p>
      <text:p text:style-name="P2"/>
      <text:p text:style-name="P1"><text:span text:style-name="T1">return -1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static int cpr_reduce_ceiling_voltage(struct cpr_regulator *cpr_vreg,</text:span></text:p>
      <text:p text:style-name="P1"><text:span text:style-name="T1">struct device *dev)</text:span></text:p>
      <text:p text:style-name="P1"><text:span text:style-name="T1">{</text:span></text:p>
      <text:p text:style-name="P1"><text:span text:style-name="T1">bool reduce_to_fuse_open_loop, reduce_to_interpolated_open_loop;</text:span></text:p>
      <text:p text:style-name="P1"><text:span text:style-name="T1">int i;</text:span></text:p>
      <text:p text:style-name="P2"/>
      <text:p text:style-name="P1"><text:span text:style-name="T1">reduce_to_fuse_open_loop = of_property_read_bool(dev-&gt;of_node,</text:span></text:p>
      <text:p text:style-name="P1"><text:span text:style-name="T1">"qcom,cpr-init-voltage-as-ceiling");</text:span></text:p>
      <text:p text:style-name="P1"><text:span text:style-name="T1">reduce_to_interpolated_open_loop = of_property_read_bool(dev-&gt;of_node,</text:span></text:p>
      <text:p text:style-name="P1"><text:span text:style-name="T1">"qcom,cpr-scaled-init-voltage-as-ceiling");</text:span></text:p>
      <text:p text:style-name="P2"/>
      <text:p text:style-name="P1"><text:span text:style-name="T1">if (!reduce_to_fuse_open_loop &amp;&amp; !reduce_to_interpolated_open_loop)</text:span></text:p>
      <text:p text:style-name="P1"><text:span text:style-name="T1">return 0;</text:span></text:p>
      <text:p text:style-name="P2"/>
      <text:p text:style-name="P1"><text:span text:style-name="T1">for (i = CPR_CORNER_MIN; i &lt;= cpr_vreg-&gt;num_corners; i++) {</text:span></text:p>
      <text:p text:style-name="P1"><text:span text:style-name="T1">if (reduce_to_interpolated_open_loop &amp;&amp;</text:span></text:p>
      <text:p text:style-name="P1"><text:span text:style-name="T1"><text:s text:c="4"/>cpr_vreg-&gt;open_loop_volt[i] &lt; cpr_vreg-&gt;ceiling_volt[i])</text:span></text:p>
      <text:p text:style-name="P1"><text:span text:style-name="T1">cpr_vreg-&gt;ceiling_volt[i] = cpr_vreg-&gt;open_loop_volt[i];</text:span></text:p>
      <text:p text:style-name="P1"><text:span text:style-name="T1">else if (reduce_to_fuse_open_loop &amp;&amp;</text:span></text:p>
      <text:p text:style-name="P1"><text:span text:style-name="T1">cpr_vreg-&gt;pvs_corner_v[cpr_vreg-&gt;corner_map[i]]</text:span></text:p>
      <text:p text:style-name="P1"><text:span text:style-name="T1">&lt; cpr_vreg-&gt;ceiling_volt[i])</text:span></text:p>
      <text:p text:style-name="P1"><text:span text:style-name="T1">cpr_vreg-&gt;ceiling_volt[i]</text:span></text:p>
      <text:p text:style-name="P1"><text:span text:style-name="T1">= max((u32)cpr_vreg-&gt;floor_volt[i],</text:span></text:p>
      <text:p text:style-name="P1"><text:span text:style-name="T1"><text:s text:c="7"/>cpr_vreg-&gt;pvs_corner_v[cpr_vreg-&gt;corner_map[i]]);</text:span></text:p>
      <text:p text:style-name="P1"><text:span text:style-name="T1">cpr_debug(cpr_vreg, "lowered ceiling[%d] = %d uV\n",</text:span></text:p>
      <text:p text:style-name="P1"><text:span text:style-name="T1">i, cpr_vreg-&gt;ceiling_volt[i]);</text:span></text:p>
      <text:p text:style-name="P1"><text:span text:style-name="T1">}</text:span></text:p>
      <text:p text:style-name="P2"/>
      <text:p text:style-name="P1"><text:span text:style-name="T1"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int iommu_dma_map_sg(struct device *dev, struct scatterlist *sg,</text:span></text:p>
      <text:p text:style-name="P1"><text:span text:style-name="T1">int nents, int prot)</text:span></text:p>
      <text:p text:style-name="P1"><text:span text:style-name="T1">{</text:span></text:p>
      <text:p text:style-name="P1"><text:span text:style-name="T1">struct iommu_domain *domain = iommu_get_domain_for_dev(dev);</text:span></text:p>
      <text:p text:style-name="P1"><text:span text:style-name="T1">struct iommu_dma_cookie *cookie = domain-&gt;iova_cookie;</text:span></text:p>
      <text:p text:style-name="P1"><text:span text:style-name="T1">struct iova_domain *iovad = &amp;cookie-&gt;iovad;</text:span></text:p>
      <text:p text:style-name="P1"><text:span text:style-name="T1">struct scatterlist *s, *prev = NULL;</text:span></text:p>
      <text:p text:style-name="P1"><text:span text:style-name="T1">dma_addr_t iova;</text:span></text:p>
      <text:p text:style-name="P1"><text:span text:style-name="T1">size_t iova_len = 0;</text:span></text:p>
      <text:p text:style-name="P1"><text:span text:style-name="T1">unsigned long mask = dma_get_seg_boundary(dev);</text:span></text:p>
      <text:p text:style-name="P1"><text:span text:style-name="T1">int i;</text:span></text:p>
      <text:p text:style-name="P2"/>
      <text:p text:style-name="P1"><text:span text:style-name="T1">/*</text:span></text:p>
      <text:p text:style-name="P1"><text:span text:style-name="T1"><text:s/>* Work out how much IOVA space we need, and align the segments to</text:span></text:p>
      <text:p text:style-name="P1"><text:span text:style-name="T1"><text:s/>* IOVA granules for the IOMMU driver to handle. With some clever</text:span></text:p>
      <text:p text:style-name="P1"><text:span text:style-name="T1"><text:s/>* trickery we can modify the list in-place, but reversibly, by</text:span></text:p>
      <text:p text:style-name="P1"><text:span text:style-name="T1"><text:s/>* stashing the unaligned parts in the as-yet-unused DMA fields.</text:span></text:p>
      <text:p text:style-name="P1"><text:span text:style-name="T1"><text:s/>*/</text:span></text:p>
      <text:p text:style-name="P1"><text:span text:style-name="T1">for_each_sg(sg, s, nents, i) {</text:span></text:p>
      <text:p text:style-name="P1"><text:span text:style-name="T1">size_t s_iova_off = iova_offset(iovad, s-&gt;offset);</text:span></text:p>
      <text:p text:style-name="P1"><text:span text:style-name="T1">size_t s_length = s-&gt;length;</text:span></text:p>
      <text:p text:style-name="P1"><text:span text:style-name="T1">size_t pad_len = (mask - iova_len + 1) &amp; mask;</text:span></text:p>
      <text:p text:style-name="P2"/>
      <text:p text:style-name="P1"><text:span text:style-name="T1">sg_dma_address(s) = s_iova_off;</text:span></text:p>
      <text:p text:style-name="P1"><text:span text:style-name="T1">sg_dma_len(s) = s_length;</text:span></text:p>
      <text:p text:style-name="P1"><text:span text:style-name="T1">s-&gt;offset -= s_iova_off;</text:span></text:p>
      <text:p text:style-name="P1"><text:span text:style-name="T1">s_length = iova_align(iovad, s_length + s_iova_off);</text:span></text:p>
      <text:p text:style-name="P1"><text:span text:style-name="T1">s-&gt;length = s_length;</text:span></text:p>
      <text:p text:style-name="P2"/>
      <text:p text:style-name="P1"><text:span text:style-name="T1">/*</text:span></text:p>
      <text:p text:style-name="P1"><text:span text:style-name="T1"><text:s/>* Due to the alignment of our single IOVA allocation, we can</text:span></text:p>
      <text:p text:style-name="P1"><text:span text:style-name="T1"><text:s/>* depend on these assumptions about the segment boundary mask:</text:span></text:p>
      <text:p text:style-name="P1"><text:span text:style-name="T1"><text:s/>* - If mask size &gt;= IOVA size, then the IOVA range cannot</text:span></text:p>
      <text:p text:style-name="P1"><text:span text:style-name="T1"><text:s/>* <text:s text:c="2"/>possibly fall across a boundary, so we don't care.</text:span></text:p>
      <text:p text:style-name="P1"><text:span text:style-name="T1"><text:s/>* - If mask size &lt; IOVA size, then the IOVA range must start</text:span></text:p>
      <text:p text:style-name="P1"><text:span text:style-name="T1"><text:s/>* <text:s text:c="2"/>exactly on a boundary, therefore we can lay things out</text:span></text:p>
      <text:p text:style-name="P1"><text:span text:style-name="T1"><text:s/>* <text:s text:c="2"/>based purely on segment lengths without needing to know</text:span></text:p>
      <text:p text:style-name="P1"><text:span text:style-name="T1"><text:s/>* <text:s text:c="2"/>the actual addresses beforehand.</text:span></text:p>
      <text:p text:style-name="P1"><text:span text:style-name="T1"><text:s/>* - The mask must be a power of 2, so pad_len == 0 if</text:span></text:p>
      <text:p text:style-name="P1"><text:span text:style-name="T1"><text:s/>* <text:s text:c="2"/>iova_len == 0, thus we cannot dereference prev the first</text:span></text:p>
      <text:p text:style-name="P1"><text:span text:style-name="T1"><text:s/>* <text:s text:c="2"/>time through here (i.e. before it has a meaningful value).</text:span></text:p>
      <text:p text:style-name="P1"><text:span text:style-name="T1"><text:s/>*/</text:span></text:p>
      <text:p text:style-name="P1"><text:span text:style-name="T1">if (pad_len &amp;&amp; pad_len &lt; s_length - 1) {</text:span></text:p>
      <text:p text:style-name="P1"><text:span text:style-name="T1">prev-&gt;length += pad_len;</text:span></text:p>
      <text:p text:style-name="P1"><text:span text:style-name="T1">iova_len += pad_len;</text:span></text:p>
      <text:p text:style-name="P1"><text:span text:style-name="T1">}</text:span></text:p>
      <text:p text:style-name="P2"/>
      <text:p text:style-name="P1"><text:span text:style-name="T1">iova_len += s_length;</text:span></text:p>
      <text:p text:style-name="P1"><text:span text:style-name="T1">prev = s;</text:span></text:p>
      <text:p text:style-name="P1"><text:span text:style-name="T1">}</text:span></text:p>
      <text:p text:style-name="P2"><text:soft-page-break/></text:p>
      <text:p text:style-name="P1"><text:span text:style-name="T1">iova = iommu_dma_alloc_iova(domain, iova_len, dma_get_mask(dev), dev);</text:span></text:p>
      <text:p text:style-name="P1"><text:span text:style-name="T1">if (!iova)</text:span></text:p>
      <text:p text:style-name="P1"><text:span text:style-name="T1">goto out_restore_sg;</text:span></text:p>
      <text:p text:style-name="P2"/>
      <text:p text:style-name="P1"><text:span text:style-name="T1">/*</text:span></text:p>
      <text:p text:style-name="P1"><text:span text:style-name="T1"><text:s/>* We'll leave any physical concatenation to the IOMMU driver's</text:span></text:p>
      <text:p text:style-name="P1"><text:span text:style-name="T1"><text:s/>* implementation - it knows better than we do.</text:span></text:p>
      <text:p text:style-name="P1"><text:span text:style-name="T1"><text:s/>*/</text:span></text:p>
      <text:p text:style-name="P1"><text:span text:style-name="T1">if (iommu_map_sg(domain, iova, sg, nents, prot) &lt; iova_len)</text:span></text:p>
      <text:p text:style-name="P1"><text:span text:style-name="T1">goto out_free_iova;</text:span></text:p>
      <text:p text:style-name="P2"/>
      <text:p text:style-name="P1"><text:span text:style-name="T1">return __finalise_sg(dev, sg, nents, iova);</text:span></text:p>
      <text:p text:style-name="P2"/>
      <text:p text:style-name="P1"><text:span text:style-name="T1">out_free_iova:</text:span></text:p>
      <text:p text:style-name="P1"><text:span text:style-name="T1">iommu_dma_free_iova(domain, cookie, iova, iova_len);</text:span></text:p>
      <text:p text:style-name="P1"><text:span text:style-name="T1">out_restore_sg:</text:span></text:p>
      <text:p text:style-name="P1"><text:span text:style-name="T1">__invalidate_sg(sg, nents);</text:span></text:p>
      <text:p text:style-name="P1"><text:span text:style-name="T1"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int iommu_dma_map_sg(struct device *dev, struct scatterlist *sg,</text:span></text:p>
      <text:p text:style-name="P1"><text:span text:style-name="T1">int nents, int prot)</text:span></text:p>
      <text:p text:style-name="P1"><text:span text:style-name="T1">{</text:span></text:p>
      <text:p text:style-name="P1"><text:span text:style-name="T1">struct iommu_domain *domain = iommu_get_domain_for_dev(dev);</text:span></text:p>
      <text:p text:style-name="P1"><text:span text:style-name="T1">struct iommu_dma_cookie *cookie = domain-&gt;iova_cookie;</text:span></text:p>
      <text:p text:style-name="P1"><text:span text:style-name="T1">struct iova_domain *iovad = &amp;cookie-&gt;iovad;</text:span></text:p>
      <text:p text:style-name="P1"><text:span text:style-name="T1">struct scatterlist *s, *prev = NULL;</text:span></text:p>
      <text:p text:style-name="P1"><text:span text:style-name="T1">dma_addr_t iova;</text:span></text:p>
      <text:p text:style-name="P1"><text:span text:style-name="T1">size_t iova_len = 0;</text:span></text:p>
      <text:p text:style-name="P1"><text:span text:style-name="T1">unsigned long mask = dma_get_seg_boundary(dev);</text:span></text:p>
      <text:p text:style-name="P1"><text:span text:style-name="T1">int i;</text:span></text:p>
      <text:p text:style-name="P2"/>
      <text:p text:style-name="P1"><text:span text:style-name="T1">/*</text:span></text:p>
      <text:p text:style-name="P1"><text:span text:style-name="T1"><text:s/>* Work out how much IOVA space we need, and align the segments to</text:span></text:p>
      <text:p text:style-name="P1"><text:span text:style-name="T1"><text:s/>* IOVA granules for the IOMMU driver to handle. With some clever</text:span></text:p>
      <text:p text:style-name="P1"><text:span text:style-name="T1"><text:s/>* trickery we can modify the list in-place, but reversibly, by</text:span></text:p>
      <text:p text:style-name="P1"><text:span text:style-name="T1"><text:s/>* stashing the unaligned parts in the as-yet-unused DMA fields.</text:span></text:p>
      <text:p text:style-name="P1"><text:span text:style-name="T1"><text:s/>*/</text:span></text:p>
      <text:p text:style-name="P1"><text:span text:style-name="T1">for_each_sg(sg, s, nents, i) {</text:span></text:p>
      <text:p text:style-name="P1"><text:span text:style-name="T1">size_t s_iova_off = iova_offset(iovad, s-&gt;offset);</text:span></text:p>
      <text:p text:style-name="P1"><text:span text:style-name="T1">size_t s_length = s-&gt;length;</text:span></text:p>
      <text:p text:style-name="P1"><text:span text:style-name="T1">size_t pad_len = (mask - iova_len + 1) &amp; mask;</text:span></text:p>
      <text:p text:style-name="P2"/>
      <text:p text:style-name="P1"><text:span text:style-name="T1">sg_dma_address(s) = s_iova_off;</text:span></text:p>
      <text:p text:style-name="P1"><text:span text:style-name="T1">sg_dma_len(s) = s_length;</text:span></text:p>
      <text:p text:style-name="P1"><text:span text:style-name="T1">s-&gt;offset -= s_iova_off;</text:span></text:p>
      <text:p text:style-name="P1"><text:span text:style-name="T1">s_length = iova_align(iovad, s_length + s_iova_off);</text:span></text:p>
      <text:p text:style-name="P1"><text:span text:style-name="T1">s-&gt;length = s_length;</text:span></text:p>
      <text:p text:style-name="P2"/>
      <text:p text:style-name="P1"><text:span text:style-name="T1">/*</text:span></text:p>
      <text:p text:style-name="P1"><text:span text:style-name="T1"><text:s/>* Due to the alignment of our single IOVA allocation, we can</text:span></text:p>
      <text:p text:style-name="P1"><text:span text:style-name="T1"><text:s/>* depend on these assumptions about the segment boundary mask:</text:span></text:p>
      <text:p text:style-name="P1"><text:span text:style-name="T1"><text:s/>* - If mask size &gt;= IOVA size, then the IOVA range cannot</text:span></text:p>
      <text:p text:style-name="P1"><text:span text:style-name="T1"><text:s/>* <text:s text:c="2"/>possibly fall across a boundary, so we don't care.</text:span></text:p>
      <text:p text:style-name="P1"><text:span text:style-name="T1"><text:s/>* - If mask size &lt; IOVA size, then the IOVA range must start</text:span></text:p>
      <text:p text:style-name="P1"><text:span text:style-name="T1"><text:s/>* <text:s text:c="2"/>exactly on a boundary, therefore we can lay things out</text:span></text:p>
      <text:p text:style-name="P1"><text:span text:style-name="T1"><text:s/>* <text:s text:c="2"/>based purely on segment lengths without needing to know</text:span></text:p>
      <text:p text:style-name="P1"><text:span text:style-name="T1"><text:s/>* <text:s text:c="2"/>the actual addresses beforehand.</text:span></text:p>
      <text:p text:style-name="P1"><text:span text:style-name="T1"><text:s/>* - The mask must be a power of 2, so pad_len == 0 if</text:span></text:p>
      <text:p text:style-name="P1"><text:span text:style-name="T1"><text:s/>* <text:s text:c="2"/>iova_len == 0, thus we cannot dereference prev the first</text:span></text:p>
      <text:p text:style-name="P1"><text:span text:style-name="T1"><text:s/>* <text:s text:c="2"/>time through here (i.e. before it has a meaningful value).</text:span></text:p>
      <text:p text:style-name="P1"><text:span text:style-name="T1"><text:s/>*/</text:span></text:p>
      <text:p text:style-name="P1"><text:span text:style-name="T1">if (pad_len &amp;&amp; pad_len &lt; s_length - 1) {</text:span></text:p>
      <text:p text:style-name="P1"><text:span text:style-name="T1">prev-&gt;length += pad_len;</text:span></text:p>
      <text:p text:style-name="P1"><text:span text:style-name="T1">iova_len += pad_len;</text:span></text:p>
      <text:p text:style-name="P1"><text:span text:style-name="T1">}</text:span></text:p>
      <text:p text:style-name="P2"/>
      <text:p text:style-name="P1"><text:span text:style-name="T1">iova_len += s_length;</text:span></text:p>
      <text:p text:style-name="P1"><text:span text:style-name="T1">prev = s;</text:span></text:p>
      <text:p text:style-name="P1"><text:span text:style-name="T1">}</text:span></text:p>
      <text:p text:style-name="P2"><text:soft-page-break/></text:p>
      <text:p text:style-name="P1"><text:span text:style-name="T1">iova = iommu_dma_alloc_iova(domain, iova_len, dma_get_mask(dev), dev);</text:span></text:p>
      <text:p text:style-name="P1"><text:span text:style-name="T1">if (!iova)</text:span></text:p>
      <text:p text:style-name="P1"><text:span text:style-name="T1">goto out_restore_sg;</text:span></text:p>
      <text:p text:style-name="P2"/>
      <text:p text:style-name="P1"><text:span text:style-name="T1">/*</text:span></text:p>
      <text:p text:style-name="P1"><text:span text:style-name="T1"><text:s/>* We'll leave any physical concatenation to the IOMMU driver's</text:span></text:p>
      <text:p text:style-name="P1"><text:span text:style-name="T1"><text:s/>* implementation - it knows better than we do.</text:span></text:p>
      <text:p text:style-name="P1"><text:span text:style-name="T1"><text:s/>*/</text:span></text:p>
      <text:p text:style-name="P1"><text:span text:style-name="T1">if (iommu_map_sg(domain, iova, sg, nents, prot) &lt; iova_len)</text:span></text:p>
      <text:p text:style-name="P1"><text:span text:style-name="T1">goto out_free_iova;</text:span></text:p>
      <text:p text:style-name="P2"/>
      <text:p text:style-name="P1"><text:span text:style-name="T1">return __finalise_sg(dev, sg, nents, iova);</text:span></text:p>
      <text:p text:style-name="P2"/>
      <text:p text:style-name="P1"><text:span text:style-name="T1">out_free_iova:</text:span></text:p>
      <text:p text:style-name="P1"><text:span text:style-name="T1">iommu_dma_free_iova(domain, cookie, iova, iova_len);</text:span></text:p>
      <text:p text:style-name="P1"><text:span text:style-name="T1">out_restore_sg:</text:span></text:p>
      <text:p text:style-name="P1"><text:span text:style-name="T1">__invalidate_sg(sg, nents);</text:span></text:p>
      <text:p text:style-name="P1"><text:span text:style-name="T1">return 0;</text:span></text:p>
      <text:p text:style-name="P1"><text:span text:style-name="T1">}</text:span></text:p>
      <text:p text:style-name="P1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eModuleError_t eGattCommsSend( eCommsChannel_t eChannel, xUnifiedCommsMessage_t *pxMessage )</text:span></text:p>
      <text:p text:style-name="P1"><text:span text:style-name="T1">{</text:span></text:p>
      <text:p text:style-name="P1"><text:span text:style-name="T1">eModuleError_t <text:s text:c="2"/>eError;</text:span></text:p>
      <text:p text:style-name="P1"><text:span text:style-name="T1">xGattLocalCharacteristic_t xLocalChar;</text:span></text:p>
      <text:p text:style-name="P1"><text:span text:style-name="T1">bool <text:s text:c="2"/>bAcked = ( eChannel == (eCommsChannel_t) COMMS_CHANNEL_GATT_ACKED );</text:span></text:p>
      <text:p text:style-name="P1"><text:span text:style-name="T1">uint8_t *pucEncryptionKey;</text:span></text:p>
      <text:p text:style-name="P1"><text:span text:style-name="T1">uint8_t pucInitVector[AES128_IV_LENGTH];</text:span></text:p>
      <text:p text:style-name="P2"/>
      <text:p text:style-name="P1"><text:span text:style-name="T1">/* Only a chance to send if the connection is up */</text:span></text:p>
      <text:p text:style-name="P1"><text:span text:style-name="T1">if ( pxCurrentConnection == NULL ) {</text:span></text:p>
      <text:p text:style-name="P1"><text:span text:style-name="T1">/* Remote address is not available */</text:span></text:p>
      <text:p text:style-name="P1"><text:span text:style-name="T1">return ERROR_INVALID_ADDRESS;</text:span></text:p>
      <text:p text:style-name="P1"><text:span text:style-name="T1">}</text:span></text:p>
      <text:p text:style-name="P1"><text:span text:style-name="T1">xAddress_t xRemote = xAddressUnpack( pxCurrentConnection-&gt;xRemoteAddress.pucAddress );</text:span></text:p>
      <text:p text:style-name="P1"><text:span text:style-name="T1">if ( pxMessage-&gt;xDestination != xRemote ) {</text:span></text:p>
      <text:p text:style-name="P1"><text:span text:style-name="T1">/* We are not connected to desired destination */</text:span></text:p>
      <text:p text:style-name="P1"><text:span text:style-name="T1">return ERROR_INVALID_ADDRESS;</text:span></text:p>
      <text:p text:style-name="P1"><text:span text:style-name="T1">}</text:span></text:p>
      <text:p text:style-name="P1"><text:span text:style-name="T1">if (pxMessage-&gt;usPayloadLen &gt; (BLUETOOTH_GATT_MAX_MTU - sizeof(xGattEncryptedHeader_t))) {</text:span></text:p>
      <text:p text:style-name="P1"><text:span text:style-name="T1">/* Packet too large for GATT */</text:span></text:p>
      <text:p text:style-name="P1"><text:span text:style-name="T1">return ERROR_INVALID_DATA;</text:span></text:p>
      <text:p text:style-name="P1"><text:span text:style-name="T1">}</text:span></text:p>
      <text:p text:style-name="P2"/>
      <text:p text:style-name="P1"><text:span text:style-name="T1">xSemaphoreTake( xGattBuffer, portMAX_DELAY );</text:span></text:p>
      <text:p text:style-name="P2"/>
      <text:p text:style-name="P1"><text:span text:style-name="T1">if ( pxMessage-&gt;xPayloadType &amp; DESCRIPTOR_ENCRYPTED_MASK ) {</text:span></text:p>
      <text:p text:style-name="P1"><text:span text:style-name="T1">/* Payload is already encrypted, transmit it as is */</text:span></text:p>
      <text:p text:style-name="P1"><text:span text:style-name="T1">xGattUnencryptedHeader_t *pxHeader = (xGattUnencryptedHeader_t *)pucCharacteristicBuffer;</text:span></text:p>
      <text:p text:style-name="P1"><text:span text:style-name="T1">uint8_t *pucData = pucCharacteristicBuffer + sizeof(xGattEncryptedHeader_t);</text:span></text:p>
      <text:p text:style-name="P2"/>
      <text:p text:style-name="P1"><text:span text:style-name="T1">pxHeader-&gt;xPayloadType = pxMessage-&gt;xPayloadType;</text:span></text:p>
      <text:p text:style-name="P1"><text:span text:style-name="T1">pvMemcpy( pucData, pxMessage-&gt;pucPayload, pxMessage-&gt;usPayloadLen );</text:span></text:p>
      <text:p text:style-name="P1"><text:span text:style-name="T1">}</text:span></text:p>
      <text:p text:style-name="P1"><text:span text:style-name="T1">else if ( bUnifiedCommsEncryptionKey( &amp;xGattComms, pxMessage-&gt;xPayloadType, pxMessage-&gt;xDestination, &amp;pucEncryptionKey ) ) {</text:span></text:p>
      <text:p text:style-name="P1"><text:span text:style-name="T1">/* Payload is not currently encrypted, but an encryption key was provided, therefore encrypt the data */</text:span></text:p>
      <text:p text:style-name="P1"><text:span text:style-name="T1">xGattEncryptedHeader_t *pxHeader = (xGattEncryptedHeader_t *)pucCharacteristicBuffer;</text:span></text:p>
      <text:p text:style-name="P1"><text:span text:style-name="T1">uint8_t *pucData = pucCharacteristicBuffer + sizeof(xGattEncryptedHeader_t);</text:span></text:p>
      <text:p text:style-name="P1"><text:span text:style-name="T1">/* Populate header and payload */ </text:span></text:p>
      <text:p text:style-name="P1"><text:span text:style-name="T1">pxHeader-&gt;xPayloadType = pxMessage-&gt;xPayloadType;</text:span></text:p>
      <text:p text:style-name="P1"><text:span text:style-name="T1">pxHeader-&gt;ucPayloadLength = pxMessage-&gt;usPayloadLen;</text:span></text:p>
      <text:p text:style-name="P1"><text:span text:style-name="T1">eRandomGenerate(pxHeader-&gt;pucInitVector, AES128_IV_LENGTH);</text:span></text:p>
      <text:p text:style-name="P1"><text:span text:style-name="T1">pvMemcpy( pucData, pxMessage-&gt;pucPayload, pxMessage-&gt;usPayloadLen );</text:span></text:p>
      <text:p text:style-name="P1"><text:span text:style-name="T1">/* Pad data with 0's to a multiple of the block size */</text:span></text:p>
      <text:p text:style-name="P1"><text:span text:style-name="T1">uint8_t ucEncryptLength = ROUND_UP(pxMessage-&gt;usPayloadLen, AES128_BLOCK_LENGTH);</text:span></text:p>
      <text:p text:style-name="P1"><text:span text:style-name="T1">pvMemset(pucData + pxMessage-&gt;usPayloadLen, 0x00, ucEncryptLength - pxMessage-&gt;usPayloadLen);</text:span></text:p>
      <text:p text:style-name="P1"><text:span text:style-name="T1">/* Copy IV into scratch space */</text:span></text:p>
      <text:p text:style-name="P1"><text:span text:style-name="T1">pvMemcpy(pucInitVector, pxHeader-&gt;pucInitVector, AES128_IV_LENGTH );</text:span></text:p>
      <text:p text:style-name="P1"><text:span text:style-name="T1">/* Apply encryption in place */</text:span></text:p>
      <text:p text:style-name="P1"><text:soft-page-break/><text:span text:style-name="T1">vAes128Crypt( ENCRYPT, pucEncryptionKey, pucInitVector, pucData, ucEncryptLength / AES128_IV_LENGTH, pucData );</text:span></text:p>
      <text:p text:style-name="P1"><text:span text:style-name="T1">} else {</text:span></text:p>
      <text:p text:style-name="P1"><text:span text:style-name="T1">/* Transmit unencrypted */</text:span></text:p>
      <text:p text:style-name="P1"><text:span text:style-name="T1">xGattUnencryptedHeader_t *pxHeader = (xGattUnencryptedHeader_t *)pucCharacteristicBuffer;</text:span></text:p>
      <text:p text:style-name="P1"><text:span text:style-name="T1">uint8_t *pucData = pucCharacteristicBuffer + sizeof(xGattEncryptedHeader_t);</text:span></text:p>
      <text:p text:style-name="P2"/>
      <text:p text:style-name="P1"><text:span text:style-name="T1">pxHeader-&gt;xPayloadType = pxMessage-&gt;xPayloadType;</text:span></text:p>
      <text:p text:style-name="P1"><text:span text:style-name="T1">pvMemcpy( pucData, pxMessage-&gt;pucPayload, pxMessage-&gt;usPayloadLen );</text:span></text:p>
      <text:p text:style-name="P1"><text:span text:style-name="T1">}</text:span></text:p>
      <text:p text:style-name="P2"/>
      <text:p text:style-name="P1"><text:span text:style-name="T1">/* If we know the other side has a data_in characteristic */</text:span></text:p>
      <text:p text:style-name="P1"><text:span text:style-name="T1">if ( pxRemoteDataIn != NULL ) {</text:span></text:p>
      <text:p text:style-name="P1"><text:span text:style-name="T1">pxRemoteDataIn-&gt;pucData <text:s text:c="2"/>= pucCharacteristicBuffer;</text:span></text:p>
      <text:p text:style-name="P1"><text:span text:style-name="T1">pxRemoteDataIn-&gt;usDataLen = pxMessage-&gt;usPayloadLen + 1;</text:span></text:p>
      <text:p text:style-name="P1"><text:span text:style-name="T1">eError <text:s/>= eBluetoothWriteRemoteCharacteristic( pxCurrentConnection, pxRemoteDataIn, bAcked );</text:span></text:p>
      <text:p text:style-name="P1"><text:span text:style-name="T1">}</text:span></text:p>
      <text:p text:style-name="P1"><text:span text:style-name="T1">/* Otherwise, make the data available on our own characteristic */</text:span></text:p>
      <text:p text:style-name="P1"><text:span text:style-name="T1">else {</text:span></text:p>
      <text:p text:style-name="P1"><text:span text:style-name="T1">xLocalChar.pucData <text:s/>= pucCharacteristicBuffer;</text:span></text:p>
      <text:p text:style-name="P1"><text:span text:style-name="T1">xLocalChar.usDataLen <text:s/>= pxMessage-&gt;usPayloadLen + 1;</text:span></text:p>
      <text:p text:style-name="P1"><text:span text:style-name="T1">xLocalChar.usCharacteristicHandle = UINT8_MAX;</text:span></text:p>
      <text:p text:style-name="P1"><text:span text:style-name="T1">if ( bAcked &amp;&amp; bAckedSubscribed ) {</text:span></text:p>
      <text:p text:style-name="P1"><text:span text:style-name="T1">xLocalChar.usCharacteristicHandle = gattdb_csiro_out_acked;</text:span></text:p>
      <text:p text:style-name="P1"><text:span text:style-name="T1">xLocalChar.usCCCDValue <text:s/>= BLE_CLIENT_CHARACTERISTIC_CONFIGURATION_INDICATION;</text:span></text:p>
      <text:p text:style-name="P1"><text:span text:style-name="T1">}</text:span></text:p>
      <text:p text:style-name="P1"><text:span text:style-name="T1">if ( !bAcked &amp;&amp; bNackedSubscribed ) {</text:span></text:p>
      <text:p text:style-name="P1"><text:span text:style-name="T1">xLocalChar.usCharacteristicHandle = gattdb_csiro_out_nacked;</text:span></text:p>
      <text:p text:style-name="P1"><text:span text:style-name="T1">xLocalChar.usCCCDValue <text:s/>= BLE_CLIENT_CHARACTERISTIC_CONFIGURATION_NOTIFICATION;</text:span></text:p>
      <text:p text:style-name="P1"><text:span text:style-name="T1">}</text:span></text:p>
      <text:p text:style-name="P1"><text:span text:style-name="T1">if ( xLocalChar.usCharacteristicHandle == UINT8_MAX ) {</text:span></text:p>
      <text:p text:style-name="P1"><text:span text:style-name="T1">/* Remote device has not subscribed to the characteristic on which the data will be served */</text:span></text:p>
      <text:p text:style-name="P1"><text:span text:style-name="T1">xSemaphoreGive( xGattBuffer );</text:span></text:p>
      <text:p text:style-name="P1"><text:span text:style-name="T1">return ERROR_INVALID_STATE;</text:span></text:p>
      <text:p text:style-name="P1"><text:span text:style-name="T1">}</text:span></text:p>
      <text:p text:style-name="P1"><text:span text:style-name="T1">eError = eBluetoothDistributeLocalCharacteristic( pxCurrentConnection, &amp;xLocalChar );</text:span></text:p>
      <text:p text:style-name="P1"><text:span text:style-name="T1">}</text:span></text:p>
      <text:p text:style-name="P1"><text:span text:style-name="T1">xSemaphoreGive( xGattBuffer );</text:span></text:p>
      <text:p text:style-name="P1"><text:span text:style-name="T1">return eError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tatic art_leaf* maximum(art_node *n) {</text:span></text:p>
      <text:p text:style-name="P1"><text:span text:style-name="T1"><text:s text:c="4"/>// Handle base cases</text:span></text:p>
      <text:p text:style-name="P1"><text:span text:style-name="T1"><text:s text:c="4"/>if (!n) return NULL;</text:span></text:p>
      <text:p text:style-name="P1"><text:span text:style-name="T1"><text:s text:c="4"/>if (IS_LEAF(n)) return LEAF_RAW(n);</text:span></text:p>
      <text:p text:style-name="P2"/>
      <text:p text:style-name="P1"><text:span text:style-name="T1"><text:s text:c="4"/>int idx;</text:span></text:p>
      <text:p text:style-name="P1"><text:span text:style-name="T1"><text:s text:c="4"/>switch (n-&gt;type) {</text:span></text:p>
      <text:p text:style-name="P1"><text:span text:style-name="T1"><text:s text:c="8"/>case NODE4:</text:span></text:p>
      <text:p text:style-name="P1"><text:span text:style-name="T1"><text:s text:c="12"/>return maximum(((art_node4*)n)-&gt;children[n-&gt;num_children-1]);</text:span></text:p>
      <text:p text:style-name="P1"><text:span text:style-name="T1"><text:s text:c="8"/>case NODE16:</text:span></text:p>
      <text:p text:style-name="P1"><text:span text:style-name="T1"><text:s text:c="12"/>return maximum(((art_node16*)n)-&gt;children[n-&gt;num_children-1]);</text:span></text:p>
      <text:p text:style-name="P1"><text:span text:style-name="T1"><text:s text:c="8"/>case NODE48:</text:span></text:p>
      <text:p text:style-name="P1"><text:span text:style-name="T1"><text:s text:c="12"/>idx=255;</text:span></text:p>
      <text:p text:style-name="P1"><text:span text:style-name="T1"><text:s text:c="12"/>while (!((art_node48*)n)-&gt;keys[idx]) idx--;</text:span></text:p>
      <text:p text:style-name="P1"><text:span text:style-name="T1"><text:s text:c="12"/>idx = ((art_node48*)n)-&gt;keys[idx] - 1;</text:span></text:p>
      <text:p text:style-name="P1"><text:span text:style-name="T1"><text:s text:c="12"/>return maximum(((art_node48*)n)-&gt;children[idx]);</text:span></text:p>
      <text:p text:style-name="P1"><text:span text:style-name="T1"><text:s text:c="8"/>case NODE256:</text:span></text:p>
      <text:p text:style-name="P1"><text:span text:style-name="T1"><text:s text:c="12"/>idx=255;</text:span></text:p>
      <text:p text:style-name="P1"><text:span text:style-name="T1"><text:s text:c="12"/>while (!((art_node256*)n)-&gt;children[idx]) idx--;</text:span></text:p>
      <text:p text:style-name="P1"><text:span text:style-name="T1"><text:s text:c="12"/>return maximum(((art_node256*)n)-&gt;children[idx]);</text:span></text:p>
      <text:p text:style-name="P1"><text:span text:style-name="T1"><text:s text:c="8"/>default:</text:span></text:p>
      <text:p text:style-name="P1"><text:span text:style-name="T1"><text:s text:c="12"/>abort();</text:span></text:p>
      <text:p text:style-name="P1"><text:span text:style-name="T1"><text:s text:c="4"/>}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void cache_mngt_core_remove_from_cache(ocf_core_t core)</text:span></text:p>
      <text:p text:style-name="P1"><text:span text:style-name="T1">{</text:span></text:p>
      <text:p text:style-name="P1"><text:span text:style-name="T1">ocf_cache_t cache = ocf_core_get_cache(core);</text:span></text:p>
      <text:p text:style-name="P1"><text:span text:style-name="T1">ocf_core_id_t core_id = ocf_core_get_id(core);</text:span></text:p>
      <text:p text:style-name="P2"/>
      <text:p text:style-name="P1"><text:span text:style-name="T1">ocf_core_seq_cutoff_deinit(core);</text:span></text:p>
      <text:p text:style-name="P1"><text:span text:style-name="T1">env_free(core-&gt;counters);</text:span></text:p>
      <text:p text:style-name="P1"><text:span text:style-name="T1">core-&gt;counters = NULL;</text:span></text:p>
      <text:p text:style-name="P1"><text:span text:style-name="T1">core-&gt;added = false;</text:span></text:p>
      <text:p text:style-name="P1"><text:span text:style-name="T1">env_bit_clear(core_id, cache-&gt;conf_meta-&gt;valid_core_bitmap);</text:span></text:p>
      <text:p text:style-name="P2"/>
      <text:p text:style-name="P1"><text:span text:style-name="T1">if (!core-&gt;opened &amp;&amp; --cache-&gt;ocf_core_inactive_count == 0)</text:span></text:p>
      <text:p text:style-name="P1"><text:span text:style-name="T1">env_bit_clear(ocf_cache_state_incomplete, &amp;cache-&gt;cache_state);</text:span></text:p>
      <text:p text:style-name="P2"/>
      <text:p text:style-name="P1"><text:span text:style-name="T1">cache-&gt;conf_meta-&gt;core_count--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tatic int rv_cache_mrc_put(struct rv_mr_cache *cache,</text:span></text:p>
      <text:p text:style-name="P1"><text:span text:style-name="T1"><text:s text:c="4"/>void *arg, struct rv_mr_cached *mrc)</text:span></text:p>
      <text:p text:style-name="P1"><text:span text:style-name="T1">{</text:span></text:p>
      <text:p text:style-name="P1"><text:span text:style-name="T1">int refcount;</text:span></text:p>
      <text:p text:style-name="P2"/>
      <text:p text:style-name="P1"><text:span text:style-name="T1">refcount = atomic_dec_return(&amp;mrc-&gt;refcount);</text:span></text:p>
      <text:p text:style-name="P1"><text:span text:style-name="T1">if (!refcount) {</text:span></text:p>
      <text:p text:style-name="P1"><text:span text:style-name="T1">cache-&gt;stats.inuse--;</text:span></text:p>
      <text:p text:style-name="P1"><text:span text:style-name="T1">cache-&gt;stats.inuse_bytes -= mrc-&gt;len;</text:span></text:p>
      <text:p text:style-name="P1"><text:span text:style-name="T1">}</text:span></text:p>
      <text:p text:style-name="P1"><text:span text:style-name="T1">return refcount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truct VendorList* vendor_list_new() {</text:span></text:p>
      <text:p text:style-name="P1"><text:span text:style-name="T1">struct VendorList* list = malloc(sizeof(struct VendorList));</text:span></text:p>
      <text:p text:style-name="P1"><text:span text:style-name="T1">if (list != NULL) {</text:span></text:p>
      <text:p text:style-name="P1"><text:span text:style-name="T1">list-&gt;next = NULL;</text:span></text:p>
      <text:p text:style-name="P1"><text:span text:style-name="T1">}</text:span></text:p>
      <text:p text:style-name="P1"><text:span text:style-name="T1">return list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void*</text:span></text:p>
      <text:p text:style-name="P1"><text:span text:style-name="T1">ExecEvalExprCodegenEnroll(ExecEvalExprFn regular_func_ptr,</text:span></text:p>
      <text:p text:style-name="P1"><text:span text:style-name="T1"><text:s text:c="26"/>ExecEvalExprFn* ptr_to_regular_func_ptr,</text:span></text:p>
      <text:p text:style-name="P1"><text:span text:style-name="T1"><text:s text:c="26"/>struct ExprState *exprstate,</text:span></text:p>
      <text:p text:style-name="P1"><text:span text:style-name="T1"><text:s text:c="26"/>struct ExprContext *econtext)</text:span></text:p>
      <text:p text:style-name="P1"><text:span text:style-name="T1">{</text:span></text:p>
      <text:p text:style-name="P1"><text:span text:style-name="T1"><text:s text:c="2"/>*ptr_to_regular_func_ptr = regular_func_ptr;</text:span></text:p>
      <text:p text:style-name="P1"><text:span text:style-name="T1"><text:s text:c="3"/>elog(ERROR, "mock implementation of ExecEvalExprCodegenEnroll called");</text:span></text:p>
      <text:p text:style-name="P1"><text:span text:style-name="T1"><text:s text:c="3"/>return NULL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void</text:span></text:p>
      <text:p text:style-name="P1"><text:span text:style-name="T1">btr_compress(</text:span></text:p>
      <text:p text:style-name="P1"><text:span text:style-name="T1">/*=========*/</text:span></text:p>
      <text:p text:style-name="P1"><text:span text:style-name="T1">btr_cur_t*cursor,/* in: cursor on the page to merge or lift;</text:span></text:p>
      <text:p text:style-name="P1"><text:span text:style-name="T1">the page must not be empty: in record delete</text:span></text:p>
      <text:p text:style-name="P1"><text:span text:style-name="T1">use btr_discard_page if the page would become</text:span></text:p>
      <text:p text:style-name="P1"><text:span text:style-name="T1">empty */</text:span></text:p>
      <text:p text:style-name="P1"><text:span text:style-name="T1">mtr_t*mtr)/* in: mtr */</text:span></text:p>
      <text:p text:style-name="P1"><text:span text:style-name="T1">{</text:span></text:p>
      <text:p text:style-name="P1"><text:span text:style-name="T1">dict_index_t*index;</text:span></text:p>
      <text:p text:style-name="P1"><text:span text:style-name="T1">ulintspace;</text:span></text:p>
      <text:p text:style-name="P1"><text:span text:style-name="T1">ulintleft_page_no;</text:span></text:p>
      <text:p text:style-name="P1"><text:span text:style-name="T1">ulintright_page_no;</text:span></text:p>
      <text:p text:style-name="P1"><text:span text:style-name="T1">page_t*merge_page;</text:span></text:p>
      <text:p text:style-name="P1"><text:span text:style-name="T1">page_t*father_page;</text:span></text:p>
      <text:p text:style-name="P1"><text:span text:style-name="T1">iboolis_left;</text:span></text:p>
      <text:p text:style-name="P1"><text:span text:style-name="T1">page_t*page;</text:span></text:p>
      <text:p text:style-name="P1"><text:span text:style-name="T1">rec_t*orig_pred;</text:span></text:p>
      <text:p text:style-name="P1"><text:span text:style-name="T1">rec_t*orig_succ;</text:span></text:p>
      <text:p text:style-name="P1"><text:span text:style-name="T1">rec_t*node_ptr;</text:span></text:p>
      <text:p text:style-name="P1"><text:span text:style-name="T1">ulintdata_size;</text:span></text:p>
      <text:p text:style-name="P1"><text:span text:style-name="T1">ulintn_recs;</text:span></text:p>
      <text:p text:style-name="P1"><text:span text:style-name="T1">ulintmax_ins_size;</text:span></text:p>
      <text:p text:style-name="P1"><text:span text:style-name="T1">ulintmax_ins_size_reorg;</text:span></text:p>
      <text:p text:style-name="P1"><text:span text:style-name="T1">ulintcomp;</text:span></text:p>
      <text:p text:style-name="P2"/>
      <text:p text:style-name="P1"><text:span text:style-name="T1">page = btr_cur_get_page(cursor);</text:span></text:p>
      <text:p text:style-name="P1"><text:span text:style-name="T1">index = btr_cur_get_index(cursor);</text:span></text:p>
      <text:p text:style-name="P1"><text:span text:style-name="T1">comp = page_is_comp(page);</text:span></text:p>
      <text:p text:style-name="P1"><text:span text:style-name="T1">ut_a((ibool)!!comp == dict_table_is_comp(index-&gt;table));</text:span></text:p>
      <text:p text:style-name="P2"/>
      <text:p text:style-name="P1"><text:span text:style-name="T1">ut_ad(mtr_memo_contains(mtr, dict_index_get_lock(index),</text:span></text:p>
      <text:p text:style-name="P1"><text:span text:style-name="T1">MTR_MEMO_X_LOCK));</text:span></text:p>
      <text:p text:style-name="P1"><text:span text:style-name="T1">ut_ad(mtr_memo_contains(mtr, buf_block_align(page),</text:span></text:p>
      <text:p text:style-name="P1"><text:span text:style-name="T1">MTR_MEMO_PAGE_X_FIX));</text:span></text:p>
      <text:p text:style-name="P1"><text:span text:style-name="T1">space = dict_index_get_space(index);</text:span></text:p>
      <text:p text:style-name="P2"/>
      <text:p text:style-name="P1"><text:span text:style-name="T1">left_page_no = btr_page_get_prev(page, mtr);</text:span></text:p>
      <text:p text:style-name="P1"><text:span text:style-name="T1">right_page_no = btr_page_get_next(page, mtr);</text:span></text:p>
      <text:p text:style-name="P2"/>
      <text:p text:style-name="P1"><text:span text:style-name="T1">#if 0</text:span></text:p>
      <text:p text:style-name="P1"><text:span text:style-name="T1">fprintf(stderr, "Merge left page %lu right %lu \n",</text:span></text:p>
      <text:p text:style-name="P1"><text:span text:style-name="T1">left_page_no, right_page_no);</text:span></text:p>
      <text:p text:style-name="P1"><text:span text:style-name="T1">#endif</text:span></text:p>
      <text:p text:style-name="P2"/>
      <text:p text:style-name="P1"><text:span text:style-name="T1">node_ptr = btr_page_get_father_node_ptr(index, page, mtr);</text:span></text:p>
      <text:p text:style-name="P1"><text:span text:style-name="T1">ut_ad(!comp || rec_get_status(node_ptr) == REC_STATUS_NODE_PTR);</text:span></text:p>
      <text:p text:style-name="P1"><text:span text:style-name="T1">father_page = buf_frame_align(node_ptr);</text:span></text:p>
      <text:p text:style-name="P1"><text:span text:style-name="T1">ut_a(comp == page_is_comp(father_page));</text:span></text:p>
      <text:p text:style-name="P2"><text:soft-page-break/></text:p>
      <text:p text:style-name="P1"><text:span text:style-name="T1">/* Decide the page to which we try to merge and which will inherit</text:span></text:p>
      <text:p text:style-name="P1"><text:span text:style-name="T1">the locks */</text:span></text:p>
      <text:p text:style-name="P2"/>
      <text:p text:style-name="P1"><text:span text:style-name="T1">is_left = left_page_no != FIL_NULL;</text:span></text:p>
      <text:p text:style-name="P2"/>
      <text:p text:style-name="P1"><text:span text:style-name="T1">if (is_left) {</text:span></text:p>
      <text:p text:style-name="P2"/>
      <text:p text:style-name="P1"><text:span text:style-name="T1">merge_page = btr_page_get(space, left_page_no, RW_X_LATCH,</text:span></text:p>
      <text:p text:style-name="P1"><text:span text:style-name="T1"><text:s text:c="2"/>mtr);</text:span></text:p>
      <text:p text:style-name="P1"><text:span text:style-name="T1">#ifdef UNIV_BTR_DEBUG</text:span></text:p>
      <text:p text:style-name="P1"><text:span text:style-name="T1">ut_a(btr_page_get_next(merge_page, mtr)</text:span></text:p>
      <text:p text:style-name="P1"><text:span text:style-name="T1"><text:s text:c="5"/>== buf_frame_get_page_no(page));</text:span></text:p>
      <text:p text:style-name="P1"><text:span text:style-name="T1">#endif /* UNIV_BTR_DEBUG */</text:span></text:p>
      <text:p text:style-name="P1"><text:span text:style-name="T1">} else if (right_page_no != FIL_NULL) {</text:span></text:p>
      <text:p text:style-name="P2"/>
      <text:p text:style-name="P1"><text:span text:style-name="T1">merge_page = btr_page_get(space, right_page_no, RW_X_LATCH,</text:span></text:p>
      <text:p text:style-name="P1"><text:span text:style-name="T1"><text:s text:c="2"/>mtr);</text:span></text:p>
      <text:p text:style-name="P1"><text:span text:style-name="T1">#ifdef UNIV_BTR_DEBUG</text:span></text:p>
      <text:p text:style-name="P1"><text:span text:style-name="T1">ut_a(btr_page_get_prev(merge_page, mtr)</text:span></text:p>
      <text:p text:style-name="P1"><text:span text:style-name="T1"><text:s text:c="5"/>== buf_frame_get_page_no(page));</text:span></text:p>
      <text:p text:style-name="P1"><text:span text:style-name="T1">#endif /* UNIV_BTR_DEBUG */</text:span></text:p>
      <text:p text:style-name="P1"><text:span text:style-name="T1">} else {</text:span></text:p>
      <text:p text:style-name="P1"><text:span text:style-name="T1">/* The page is the only one on the level, lift the records</text:span></text:p>
      <text:p text:style-name="P1"><text:span text:style-name="T1">to the father */</text:span></text:p>
      <text:p text:style-name="P1"><text:span text:style-name="T1">btr_lift_page_up(index, page, mtr);</text:span></text:p>
      <text:p text:style-name="P2"/>
      <text:p text:style-name="P1"><text:span text:style-name="T1">return;</text:span></text:p>
      <text:p text:style-name="P1"><text:span text:style-name="T1">}</text:span></text:p>
      <text:p text:style-name="P2"/>
      <text:p text:style-name="P1"><text:span text:style-name="T1">n_recs = page_get_n_recs(page);</text:span></text:p>
      <text:p text:style-name="P1"><text:span text:style-name="T1">data_size = page_get_data_size(page);</text:span></text:p>
      <text:p text:style-name="P1"><text:span text:style-name="T1">ut_a(page_is_comp(merge_page) == comp);</text:span></text:p>
      <text:p text:style-name="P2"/>
      <text:p text:style-name="P1"><text:span text:style-name="T1">max_ins_size_reorg = page_get_max_insert_size_after_reorganize(</text:span></text:p>
      <text:p text:style-name="P1"><text:span text:style-name="T1">merge_page, n_recs);</text:span></text:p>
      <text:p text:style-name="P1"><text:span text:style-name="T1">if (data_size &gt; max_ins_size_reorg) {</text:span></text:p>
      <text:p text:style-name="P2"/>
      <text:p text:style-name="P1"><text:span text:style-name="T1">/* No space for merge */</text:span></text:p>
      <text:p text:style-name="P2"/>
      <text:p text:style-name="P1"><text:span text:style-name="T1">return;</text:span></text:p>
      <text:p text:style-name="P1"><text:span text:style-name="T1">}</text:span></text:p>
      <text:p text:style-name="P2"/>
      <text:p text:style-name="P1"><text:span text:style-name="T1">ut_ad(page_validate(merge_page, index));</text:span></text:p>
      <text:p text:style-name="P2"/>
      <text:p text:style-name="P1"><text:span text:style-name="T1">max_ins_size = page_get_max_insert_size(merge_page, n_recs);</text:span></text:p>
      <text:p text:style-name="P2"/>
      <text:p text:style-name="P1"><text:span text:style-name="T1">if (data_size &gt; max_ins_size) {</text:span></text:p>
      <text:p text:style-name="P2"/>
      <text:p text:style-name="P1"><text:soft-page-break/><text:span text:style-name="T1">/* We have to reorganize merge_page */</text:span></text:p>
      <text:p text:style-name="P2"/>
      <text:p text:style-name="P1"><text:span text:style-name="T1">btr_page_reorganize(merge_page, index, mtr);</text:span></text:p>
      <text:p text:style-name="P2"/>
      <text:p text:style-name="P1"><text:span text:style-name="T1">max_ins_size = page_get_max_insert_size(merge_page, n_recs);</text:span></text:p>
      <text:p text:style-name="P2"/>
      <text:p text:style-name="P1"><text:span text:style-name="T1">ut_ad(page_validate(merge_page, index));</text:span></text:p>
      <text:p text:style-name="P1"><text:span text:style-name="T1">ut_ad(page_get_max_insert_size(merge_page, n_recs)</text:span></text:p>
      <text:p text:style-name="P1"><text:span text:style-name="T1"><text:s text:c="6"/>== max_ins_size_reorg);</text:span></text:p>
      <text:p text:style-name="P1"><text:span text:style-name="T1">}</text:span></text:p>
      <text:p text:style-name="P2"/>
      <text:p text:style-name="P1"><text:span text:style-name="T1">if (data_size &gt; max_ins_size) {</text:span></text:p>
      <text:p text:style-name="P2"/>
      <text:p text:style-name="P1"><text:span text:style-name="T1">/* Add fault tolerance, though this should never happen */</text:span></text:p>
      <text:p text:style-name="P2"/>
      <text:p text:style-name="P1"><text:span text:style-name="T1">return;</text:span></text:p>
      <text:p text:style-name="P1"><text:span text:style-name="T1">}</text:span></text:p>
      <text:p text:style-name="P2"/>
      <text:p text:style-name="P1"><text:span text:style-name="T1">btr_search_drop_page_hash_index(page);</text:span></text:p>
      <text:p text:style-name="P2"/>
      <text:p text:style-name="P1"><text:span text:style-name="T1">/* Remove the page from the level list */</text:span></text:p>
      <text:p text:style-name="P1"><text:span text:style-name="T1">btr_level_list_remove(page, mtr);</text:span></text:p>
      <text:p text:style-name="P2"/>
      <text:p text:style-name="P1"><text:span text:style-name="T1">if (is_left) {</text:span></text:p>
      <text:p text:style-name="P1"><text:span text:style-name="T1">btr_node_ptr_delete(index, page, mtr);</text:span></text:p>
      <text:p text:style-name="P1"><text:span text:style-name="T1">} else {</text:span></text:p>
      <text:p text:style-name="P1"><text:span text:style-name="T1">mem_heap_t*heap= NULL;</text:span></text:p>
      <text:p text:style-name="P1"><text:span text:style-name="T1">ulintoffsets_[REC_OFFS_NORMAL_SIZE];</text:span></text:p>
      <text:p text:style-name="P1"><text:span text:style-name="T1">*offsets_ = (sizeof offsets_) / sizeof *offsets_;</text:span></text:p>
      <text:p text:style-name="P1"><text:span text:style-name="T1">/* Replace the address of the old child node (= page) with the</text:span></text:p>
      <text:p text:style-name="P1"><text:span text:style-name="T1">address of the merge page to the right */</text:span></text:p>
      <text:p text:style-name="P2"/>
      <text:p text:style-name="P1"><text:span text:style-name="T1">btr_node_ptr_set_child_page_no(node_ptr,</text:span></text:p>
      <text:p text:style-name="P1"><text:span text:style-name="T1"><text:s text:c="7"/>rec_get_offsets(</text:span></text:p>
      <text:p text:style-name="P1"><text:span text:style-name="T1"><text:s text:c="7"/>node_ptr, index,</text:span></text:p>
      <text:p text:style-name="P1"><text:span text:style-name="T1"><text:s text:c="7"/>offsets_,</text:span></text:p>
      <text:p text:style-name="P1"><text:span text:style-name="T1"><text:s text:c="7"/>ULINT_UNDEFINED,</text:span></text:p>
      <text:p text:style-name="P1"><text:span text:style-name="T1"><text:s text:c="7"/>&amp;heap),</text:span></text:p>
      <text:p text:style-name="P1"><text:span text:style-name="T1"><text:s text:c="7"/>right_page_no, mtr);</text:span></text:p>
      <text:p text:style-name="P1"><text:span text:style-name="T1">if (UNIV_LIKELY_NULL(heap)) {</text:span></text:p>
      <text:p text:style-name="P1"><text:span text:style-name="T1">mem_heap_free(heap);</text:span></text:p>
      <text:p text:style-name="P1"><text:span text:style-name="T1">}</text:span></text:p>
      <text:p text:style-name="P1"><text:span text:style-name="T1">btr_node_ptr_delete(index, merge_page, mtr);</text:span></text:p>
      <text:p text:style-name="P1"><text:span text:style-name="T1">}</text:span></text:p>
      <text:p text:style-name="P2"/>
      <text:p text:style-name="P1"><text:span text:style-name="T1">/* Move records to the merge page */</text:span></text:p>
      <text:p text:style-name="P1"><text:span text:style-name="T1">if (is_left) {</text:span></text:p>
      <text:p text:style-name="P1"><text:span text:style-name="T1">orig_pred = page_rec_get_prev(</text:span></text:p>
      <text:p text:style-name="P1"><text:span text:style-name="T1">page_get_supremum_rec(merge_page));</text:span></text:p>
      <text:p text:style-name="P1"><text:soft-page-break/><text:span text:style-name="T1">page_copy_rec_list_start(merge_page, page,</text:span></text:p>
      <text:p text:style-name="P1"><text:span text:style-name="T1"><text:s/>page_get_supremum_rec(page),</text:span></text:p>
      <text:p text:style-name="P1"><text:span text:style-name="T1"><text:s/>index, mtr);</text:span></text:p>
      <text:p text:style-name="P2"/>
      <text:p text:style-name="P1"><text:span text:style-name="T1">lock_update_merge_left(merge_page, orig_pred, page);</text:span></text:p>
      <text:p text:style-name="P1"><text:span text:style-name="T1">} else {</text:span></text:p>
      <text:p text:style-name="P1"><text:span text:style-name="T1">orig_succ = page_rec_get_next(</text:span></text:p>
      <text:p text:style-name="P1"><text:span text:style-name="T1">page_get_infimum_rec(merge_page));</text:span></text:p>
      <text:p text:style-name="P1"><text:span text:style-name="T1">page_copy_rec_list_end(merge_page, page,</text:span></text:p>
      <text:p text:style-name="P1"><text:span text:style-name="T1"><text:s text:c="7"/>page_get_infimum_rec(page),</text:span></text:p>
      <text:p text:style-name="P1"><text:span text:style-name="T1"><text:s text:c="7"/>index, mtr);</text:span></text:p>
      <text:p text:style-name="P2"/>
      <text:p text:style-name="P1"><text:span text:style-name="T1">lock_update_merge_right(orig_succ, page);</text:span></text:p>
      <text:p text:style-name="P1"><text:span text:style-name="T1">}</text:span></text:p>
      <text:p text:style-name="P2"/>
      <text:p text:style-name="P1"><text:span text:style-name="T1">/* We have added new records to merge_page: update its free bits */</text:span></text:p>
      <text:p text:style-name="P1"><text:span text:style-name="T1">ibuf_update_free_bits_if_full(index, merge_page,</text:span></text:p>
      <text:p text:style-name="P1"><text:span text:style-name="T1"><text:s text:c="6"/>UNIV_PAGE_SIZE, ULINT_UNDEFINED);</text:span></text:p>
      <text:p text:style-name="P2"/>
      <text:p text:style-name="P1"><text:span text:style-name="T1">ut_ad(page_validate(merge_page, index));</text:span></text:p>
      <text:p text:style-name="P2"/>
      <text:p text:style-name="P1"><text:span text:style-name="T1">/* Free the file page */</text:span></text:p>
      <text:p text:style-name="P1"><text:span text:style-name="T1">btr_page_free(index, page, mtr);</text:span></text:p>
      <text:p text:style-name="P2"/>
      <text:p text:style-name="P1"><text:span text:style-name="T1">ut_ad(btr_check_node_ptr(index, merge_page, mtr)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void blk_queue_split(struct bio **bio)</text:span></text:p>
      <text:p text:style-name="P1"><text:span text:style-name="T1">{</text:span></text:p>
      <text:p text:style-name="P1"><text:span text:style-name="T1">unsigned int nr_segs;</text:span></text:p>
      <text:p text:style-name="P2"/>
      <text:p text:style-name="P1"><text:span text:style-name="T1">__blk_queue_split(bio, &amp;nr_segs);</text:span></text:p>
      <text:p text:style-name="P1"><text:span text:style-name="T1">}</text:span></text:p>
      <text:p text:style-name="P1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 stab_fun(string str){</text:span></text:p>
      <text:p text:style-name="P1"><text:span text:style-name="T1">if(str!="puppet"){</text:span></text:p>
      <text:p text:style-name="P1"><text:span text:style-name="T1">tell_object(TP,"You should try to &lt;stab puppet&gt;!");</text:span></text:p>
      <text:p text:style-name="P1"><text:span text:style-name="T1">return 0;</text:span></text:p>
      <text:p text:style-name="P1"><text:span text:style-name="T1">}</text:span></text:p>
      <text:p text:style-name="P1"><text:span text:style-name="T1">else{</text:span></text:p>
      <text:p text:style-name="P1"><text:span text:style-name="T1">if(puppet){</text:span></text:p>
      <text:p text:style-name="P1"><text:span text:style-name="T1">tell_room(TO,"%^BOLD%^%^RED%^"+TP-&gt;QCN+" %^BOLD%^%^RED%^strikes the puppet solidly in the bullseye!%^RESET%^",TP);</text:span></text:p>
      <text:p text:style-name="P1"><text:span text:style-name="T1">tell_object(TP,"%^BOLD%^%^RED%^You strike the puppet solidly in the bullseye!%^RESET%^");</text:span></text:p>
      <text:p text:style-name="P1"><text:span text:style-name="T1">tell_room(ETP,"");</text:span></text:p>
      <text:p text:style-name="P1"><text:span text:style-name="T1">tell_room(ETP,"%^BOLD%^%^BLACK%^The puppet starts to convulse violently, miming in great detail a horrible and excruciating death! It finally collapses on the ground off to the side of the room.%^RESET%^");</text:span></text:p>
      <text:p text:style-name="P1"><text:span text:style-name="T1">puppet=0;</text:span></text:p>
      <text:p text:style-name="P1"><text:span text:style-name="T1">}</text:span></text:p>
      <text:p text:style-name="P1"><text:span text:style-name="T1">else{</text:span></text:p>
      <text:p text:style-name="P1"><text:span text:style-name="T1">tell_object(TP,"%^BOLD%^%^RED%^Stop, it's already dead!%^RESET%^");</text:span></text:p>
      <text:p text:style-name="P1"><text:span text:style-name="T1">return 1;</text:span></text:p>
      <text:p text:style-name="P1"><text:span text:style-name="T1">}</text:span></text:p>
      <text:p text:style-name="P1"><text:span text:style-name="T1">}</text:span></text:p>
      <text:p text:style-name="P1"><text:span text:style-name="T1">return 1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void ReverseCharacters(char *string){</text:span></text:p>
      <text:p text:style-name="P1"><text:span text:style-name="T1">int count = NumberOfCharacters(string);</text:span></text:p>
      <text:p text:style-name="P1"><text:span text:style-name="T1">int s = 1;</text:span></text:p>
      <text:p text:style-name="P1"><text:span text:style-name="T1">//char display;</text:span></text:p>
      <text:p text:style-name="P1"><text:span text:style-name="T1">while (s){</text:span></text:p>
      <text:p text:style-name="P1"><text:span text:style-name="T1">if (count == -1){</text:span></text:p>
      <text:p text:style-name="P1"><text:span text:style-name="T1">s = 0;</text:span></text:p>
      <text:p text:style-name="P1"><text:span text:style-name="T1">}</text:span></text:p>
      <text:p text:style-name="P1"><text:span text:style-name="T1">else{</text:span></text:p>
      <text:p text:style-name="P1"><text:span text:style-name="T1">//display = *string+count;</text:span></text:p>
      <text:p text:style-name="P1"><text:span text:style-name="T1">//printf("%c", display);</text:span></text:p>
      <text:p text:style-name="P1"><text:span text:style-name="T1">// must put *(string+count)</text:span></text:p>
      <text:p text:style-name="P1"><text:span text:style-name="T1">printf("%c", *(string+count));</text:span></text:p>
      <text:p text:style-name="P1"><text:span text:style-name="T1">count--;</text:span></text:p>
      <text:p text:style-name="P1"><text:span text:style-name="T1">}</text:span></text:p>
      <text:p text:style-name="P1"><text:span text:style-name="T1">}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tatic inline void soc_eu_selEventTimer(unsigned int timer_id, unsigned int mask) {</text:span></text:p>
      <text:p text:style-name="P1"><text:span text:style-name="T1"><text:s text:c="2"/>pulp_write32 (ARCHI_SOC_EU_ADDR + SOC_TIMER_SEL_HI + timer_id * 4</text:span></text:p>
      <text:p text:style-name="P1"><text:span text:style-name="T1"><text:s text:c="12"/>, <text:s/>(pulp_read32(ARCHI_SOC_EU_ADDR + SOC_TIMER_SEL_HI + timer_id * 4) &amp; ~(SOC_TIMER_SEL_EVT_MASK &lt;&lt; SOC_TIMER_SEL_EVT_SHIFT)) </text:span></text:p>
      <text:p text:style-name="P1"><text:span text:style-name="T1"><text:s text:c="14"/>| (mask &amp; SOC_TIMER_SEL_EVT_MASK))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LABIRINTO* alocalabirinto(void){</text:span></text:p>
      <text:p text:style-name="P1"><text:span text:style-name="T1"><text:s text:c="4"/>LABIRINTO* labirinto = (LABIRINTO*)malloc(sizeof(LABIRINTO));</text:span></text:p>
      <text:p text:style-name="P1"><text:span text:style-name="T1"><text:s text:c="8"/>labirinto-&gt;linhas = NULL;</text:span></text:p>
      <text:p text:style-name="P1"><text:span text:style-name="T1"><text:s text:c="8"/>labirinto-&gt;numeros = (int*)malloc(4 * sizeof(int));</text:span></text:p>
      <text:p text:style-name="P1"><text:span text:style-name="T1"><text:s text:c="8"/>labirinto-&gt;pessoas = 0;</text:span></text:p>
      <text:p text:style-name="P1"><text:span text:style-name="T1"><text:s text:c="8"/>labirinto-&gt;espacos_livres = 0;</text:span></text:p>
      <text:p text:style-name="P1"><text:span text:style-name="T1"><text:s text:c="8"/>labirinto-&gt;espacos_visitados = 0;</text:span></text:p>
      <text:p text:style-name="P1"><text:span text:style-name="T1"><text:s text:c="8"/>labirinto-&gt;porcentagem = 0;</text:span></text:p>
      <text:p text:style-name="P1"><text:span text:style-name="T1"><text:s text:c="4"/>return labirinto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</text:span></text:p>
      <text:p text:style-name="P1"><text:span text:style-name="T1">pocl_cpuinfo_detect_max_clock_frequency() {</text:span></text:p>
      <text:p text:style-name="P1"><text:span text:style-name="T1"><text:s text:c="2"/>int cpufreq=-1;</text:span></text:p>
      <text:p text:style-name="P1"><text:span text:style-name="T1"><text:s text:c="2"/></text:span></text:p>
      <text:p text:style-name="P1"><text:span text:style-name="T1"><text:s text:c="2"/>// First try to get the result from cpufreq interface.</text:span></text:p>
      <text:p text:style-name="P1"><text:span text:style-name="T1"><text:s text:c="2"/>cpufreq = pocl_cpufreq_get_max();</text:span></text:p>
      <text:p text:style-name="P1"><text:span text:style-name="T1"><text:s text:c="2"/>if( cpufreq != -1 )</text:span></text:p>
      <text:p text:style-name="P1"><text:span text:style-name="T1"><text:s text:c="4"/>return cpufreq;</text:span></text:p>
      <text:p text:style-name="P2"/>
      <text:p text:style-name="P1"><text:span text:style-name="T1"><text:s text:c="2"/>if (access (cpuinfo, R_OK) != 0) </text:span></text:p>
      <text:p text:style-name="P1"><text:span text:style-name="T1"><text:s text:c="6"/>return -1;</text:span></text:p>
      <text:p text:style-name="P1"><text:span text:style-name="T1"><text:s text:c="2"/>else </text:span></text:p>
      <text:p text:style-name="P1"><text:span text:style-name="T1"><text:s text:c="4"/>{</text:span></text:p>
      <text:p text:style-name="P1"><text:span text:style-name="T1"><text:s text:c="6"/>FILE *f = fopen (cpuinfo, "r");</text:span></text:p>
      <text:p text:style-name="P1"><text:span text:style-name="T1"><text:s text:c="6"/>char contents[MAX_CPUINFO_SIZE];</text:span></text:p>
      <text:p text:style-name="P1"><text:span text:style-name="T1"><text:s text:c="6"/>int num_read = fread (contents, 1, MAX_CPUINFO_SIZE - 1, f); <text:s text:c="11"/></text:span></text:p>
      <text:p text:style-name="P1"><text:span text:style-name="T1"><text:s text:c="6"/>float freq = 0.0f;</text:span></text:p>
      <text:p text:style-name="P1"><text:span text:style-name="T1"><text:s text:c="6"/>fclose (f);</text:span></text:p>
      <text:p text:style-name="P1"><text:span text:style-name="T1"><text:s text:c="6"/>contents[num_read] = '\0';</text:span></text:p>
      <text:p text:style-name="P2"/>
      <text:p text:style-name="P1"><text:span text:style-name="T1"><text:s text:c="6"/>/* Count the number of times 'processor' keyword is found which</text:span></text:p>
      <text:p text:style-name="P1"><text:span text:style-name="T1"><text:s text:c="9"/>should give the number of cores overall in a multiprocessor</text:span></text:p>
      <text:p text:style-name="P1"><text:span text:style-name="T1"><text:s text:c="9"/>system. In Meego Harmattan on ARM it prints Processor instead of</text:span></text:p>
      <text:p text:style-name="P1"><text:span text:style-name="T1"><text:s text:c="9"/>processor */</text:span></text:p>
      <text:p text:style-name="P1"><text:span text:style-name="T1"><text:s text:c="6"/>char* p = contents;</text:span></text:p>
      <text:p text:style-name="P1"><text:span text:style-name="T1"><text:s text:c="6"/>if ((p = strstr (p, FREQSTRING)) != NULL &amp;&amp;</text:span></text:p>
      <text:p text:style-name="P1"><text:span text:style-name="T1"><text:s text:c="10"/>(p = strstr (p, ": ")) != NULL)</text:span></text:p>
      <text:p text:style-name="P1"><text:span text:style-name="T1"><text:s text:c="8"/>{</text:span></text:p>
      <text:p text:style-name="P1"><text:span text:style-name="T1"><text:s text:c="10"/>if (sscanf (p, ": %f", &amp;freq) == 0)</text:span></text:p>
      <text:p text:style-name="P1"><text:span text:style-name="T1"><text:s text:c="12"/>{</text:span></text:p>
      <text:p text:style-name="P1"><text:span text:style-name="T1">#ifdef DEBUG_POCL_CPUINFO</text:span></text:p>
      <text:p text:style-name="P1"><text:span text:style-name="T1"><text:s text:c="14"/>printf ("could not parse the cpu MHz field %f\n", freq);</text:span></text:p>
      <text:p text:style-name="P1"><text:span text:style-name="T1"><text:s text:c="14"/>puts (p);</text:span></text:p>
      <text:p text:style-name="P1"><text:span text:style-name="T1">#endif</text:span></text:p>
      <text:p text:style-name="P1"><text:span text:style-name="T1"><text:s text:c="14"/>return -1;</text:span></text:p>
      <text:p text:style-name="P1"><text:span text:style-name="T1"><text:s text:c="12"/>} <text:s text:c="10"/></text:span></text:p>
      <text:p text:style-name="P1"><text:span text:style-name="T1"><text:s text:c="10"/>else </text:span></text:p>
      <text:p text:style-name="P1"><text:span text:style-name="T1"><text:s text:c="12"/>{</text:span></text:p>
      <text:p text:style-name="P1"><text:span text:style-name="T1">#ifdef DEBUG_POCL_CPUINFO</text:span></text:p>
      <text:p text:style-name="P1"><text:span text:style-name="T1"><text:s text:c="14"/>printf ("max_freq %d\n", (int)freq);</text:span></text:p>
      <text:p text:style-name="P1"><text:span text:style-name="T1">#endif</text:span></text:p>
      <text:p text:style-name="P1"><text:span text:style-name="T1"><text:s text:c="14"/>return (int)freq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 </text:span></text:p>
      <text:p text:style-name="P1"><text:span text:style-name="T1"><text:s text:c="2"/>return -1; <text:s/></text:span></text:p>
      <text:p text:style-name="P1"><text:span text:style-name="T1">}</text:span></text:p>
      <text:p text:style-name="Standard"/>
      <text:p text:style-name="Standard"/>
      <text:p text:style-name="Standard"/>
      <text:p text:style-name="P1"><text:soft-page-break/><text:span text:style-name="T1">static int</text:span></text:p>
      <text:p text:style-name="P1"><text:span text:style-name="T1">sensor_set_auto_brightness(struct usb_ov511 *ov, int enable)</text:span></text:p>
      <text:p text:style-name="P1"><text:span text:style-name="T1">{</text:span></text:p>
      <text:p text:style-name="P1"><text:span text:style-name="T1">int rc;</text:span></text:p>
      <text:p text:style-name="P2"/>
      <text:p text:style-name="P1"><text:span text:style-name="T1">PDEBUG(4, " (%s)", enable ? "turn on" : "turn off");</text:span></text:p>
      <text:p text:style-name="P2"/>
      <text:p text:style-name="P1"><text:span text:style-name="T1">if (ov-&gt;sensor == SEN_KS0127 || ov-&gt;sensor == SEN_KS0127B</text:span></text:p>
      <text:p text:style-name="P1"><text:span text:style-name="T1">|| ov-&gt;sensor == SEN_SAA7111A) {</text:span></text:p>
      <text:p text:style-name="P1"><text:span text:style-name="T1">PDEBUG(5, "Unsupported with this sensor");</text:span></text:p>
      <text:p text:style-name="P1"><text:span text:style-name="T1">return -EPERM;</text:span></text:p>
      <text:p text:style-name="P1"><text:span text:style-name="T1">}</text:span></text:p>
      <text:p text:style-name="P2"/>
      <text:p text:style-name="P1"><text:span text:style-name="T1">rc = i2c_w_mask(ov, 0x2d, enable?0x10:0x00, 0x10);</text:span></text:p>
      <text:p text:style-name="P1"><text:span text:style-name="T1">if (rc &lt; 0)</text:span></text:p>
      <text:p text:style-name="P1"><text:span text:style-name="T1">return rc;</text:span></text:p>
      <text:p text:style-name="P2"/>
      <text:p text:style-name="P1"><text:span text:style-name="T1">ov-&gt;auto_brt = enable;</text:span></text:p>
      <text:p text:style-name="P2"/>
      <text:p text:style-name="P1"><text:span text:style-name="T1">return 0;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byte[] Extract(byte[] ikm, byte[] salt = null)</text:span></text:p>
      <text:p text:style-name="P1"><text:span text:style-name="T1"><text:s text:c="8"/>{</text:span></text:p>
      <text:p text:style-name="P1"><text:span text:style-name="T1"><text:s text:c="12"/>if (ikm == null)</text:span></text:p>
      <text:p text:style-name="P1"><text:span text:style-name="T1"><text:s text:c="16"/>throw new ArgumentNullException(nameof(ikm));</text:span></text:p>
      <text:p text:style-name="P1"><text:span text:style-name="T1"><text:s text:c="12"/>if (salt == null)</text:span></text:p>
      <text:p text:style-name="P1"><text:span text:style-name="T1"><text:s text:c="16"/>salt = new byte[HashLength];</text:span></text:p>
      <text:p text:style-name="P1"><text:span text:style-name="T1"><text:s text:c="12"/>if (_disposed)</text:span></text:p>
      <text:p text:style-name="P1"><text:span text:style-name="T1"><text:s text:c="16"/>throw new ObjectDisposedException(GetType().FullName);</text:span></text:p>
      <text:p text:style-name="P2"/>
      <text:p text:style-name="P1"><text:span text:style-name="T1"><text:s text:c="12"/>InitializeHMAC(salt);</text:span></text:p>
      <text:p text:style-name="P2"/>
      <text:p text:style-name="P1"><text:span text:style-name="T1"><text:s text:c="12"/>return _hmac.ComputeHash(ikm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static KubeClientOptions FromPodServiceAccount(string serviceAccountPath = KubeClientConstants.DefaultServiceAccountPath)</text:span></text:p>
      <text:p text:style-name="P1"><text:span text:style-name="T1"><text:s text:c="8"/>{</text:span></text:p>
      <text:p text:style-name="P1"><text:span text:style-name="T1"><text:s text:c="12"/>string kubeServiceHost = Environment.GetEnvironmentVariable(KubeClientConstants.KubernetesServiceHost);</text:span></text:p>
      <text:p text:style-name="P1"><text:span text:style-name="T1"><text:s text:c="12"/>string kubeServicePort = Environment.GetEnvironmentVariable(KubeClientConstants.KubernetesServicePort);</text:span></text:p>
      <text:p text:style-name="P1"><text:span text:style-name="T1"><text:s text:c="12"/>if (String.IsNullOrWhiteSpace(kubeServiceHost) || String.IsNullOrWhiteSpace(kubeServicePort))</text:span></text:p>
      <text:p text:style-name="P1"><text:span text:style-name="T1"><text:s text:c="16"/>throw new InvalidOperationException($"KubeApiClient.CreateFromPodServiceAccount can only be called when running in a Kubernetes Pod ({KubeClientConstants.KubernetesServiceHost} and/or {KubeClientConstants.KubernetesServicePort} environment variable is not defined).");</text:span></text:p>
      <text:p text:style-name="P2"/>
      <text:p text:style-name="P1"><text:span text:style-name="T1"><text:s text:c="12"/>string defaultNamespace = File.ReadAllText(Path.Combine(serviceAccountPath, "namespace")).Trim();</text:span></text:p>
      <text:p text:style-name="P2"/>
      <text:p text:style-name="P1"><text:span text:style-name="T1"><text:s text:c="12"/>string apiEndPoint = $"https://{kubeServiceHost}:{kubeServicePort}/";</text:span></text:p>
      <text:p text:style-name="P1"><text:span text:style-name="T1"><text:s text:c="12"/>string accessToken = File.ReadAllText(Path.Combine(serviceAccountPath, "token"));</text:span></text:p>
      <text:p text:style-name="P1"><text:span text:style-name="T1"><text:s text:c="12"/>var kubeCACertificate = new X509Certificate2(</text:span></text:p>
      <text:p text:style-name="P1"><text:span text:style-name="T1"><text:s text:c="16"/>File.ReadAllBytes(Path.Combine(serviceAccountPath, "ca.crt"))</text:span></text:p>
      <text:p text:style-name="P1"><text:span text:style-name="T1"><text:s text:c="12"/>);</text:span></text:p>
      <text:p text:style-name="P2"/>
      <text:p text:style-name="P1"><text:span text:style-name="T1"><text:s text:c="12"/>return new KubeClientOptions</text:span></text:p>
      <text:p text:style-name="P1"><text:span text:style-name="T1"><text:s text:c="12"/>{</text:span></text:p>
      <text:p text:style-name="P1"><text:span text:style-name="T1"><text:s text:c="16"/>ApiEndPoint = new Uri(apiEndPoint),</text:span></text:p>
      <text:p text:style-name="P1"><text:span text:style-name="T1"><text:s text:c="16"/>AuthStrategy = KubeAuthStrategy.BearerToken,</text:span></text:p>
      <text:p text:style-name="P1"><text:span text:style-name="T1"><text:s text:c="16"/>AccessToken = accessToken,</text:span></text:p>
      <text:p text:style-name="P1"><text:span text:style-name="T1"><text:s text:c="16"/>CertificationAuthorityCertificate = kubeCACertificate,</text:span></text:p>
      <text:p text:style-name="P1"><text:span text:style-name="T1"><text:s text:c="16"/>KubeNamespace = defaultNamespace</text:span></text:p>
      <text:p text:style-name="P1"><text:span text:style-name="T1"><text:s text:c="12"/>}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void SetSiloType(Silo.SiloType siloType)</text:span></text:p>
      <text:p text:style-name="P1"><text:span text:style-name="T1"><text:s text:c="8"/>{</text:span></text:p>
      <text:p text:style-name="P1"><text:span text:style-name="T1"><text:s text:c="12"/>logger.Info(ErrorCode.SiloSetSiloType, "Setting silo type {0}", siloType);</text:span></text:p>
      <text:p text:style-name="P1"><text:span text:style-name="T1"><text:s text:c="12"/>Type = siloType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[MethodImpl(MethodImplOptions.AggressiveInlining)]</text:span></text:p>
      <text:p text:style-name="P1"><text:span text:style-name="T1"><text:s text:c="8"/>public TValue GetOrAdd(TKey key, Func&lt;TKey, TValue&gt; valueFactory)</text:span></text:p>
      <text:p text:style-name="P1"><text:span text:style-name="T1"><text:s text:c="8"/>{</text:span></text:p>
      <text:p text:style-name="P1"><text:span text:style-name="T1"><text:s text:c="12"/>if (dictionary.TryGetValue(key, out TValue value))</text:span></text:p>
      <text:p text:style-name="P1"><text:span text:style-name="T1"><text:s text:c="12"/>{</text:span></text:p>
      <text:p text:style-name="P1"><text:span text:style-name="T1"><text:s text:c="16"/>return value;</text:span></text:p>
      <text:p text:style-name="P1"><text:span text:style-name="T1"><text:s text:c="12"/>}</text:span></text:p>
      <text:p text:style-name="P1"><text:span text:style-name="T1"><text:s text:c="12"/>lock (GetLock(key))</text:span></text:p>
      <text:p text:style-name="P1"><text:span text:style-name="T1"><text:s text:c="12"/>{</text:span></text:p>
      <text:p text:style-name="P1"><text:span text:style-name="T1"><text:s text:c="16"/>return dictionary.GetOrAdd(key, valueFactory);</text:span></text:p>
      <text:p text:style-name="P1"><text:span text:style-name="T1"><text:s text:c="12"/>}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override object Evaluate()</text:span></text:p>
      <text:p text:style-name="P1"><text:span text:style-name="T1"><text:s text:c="8"/>{</text:span></text:p>
      <text:p text:style-name="P1"><text:span text:style-name="T1"><text:s text:c="12"/>if (string.Compare(TypeName, "Date", false) == 0)</text:span></text:p>
      <text:p text:style-name="P1"><text:span text:style-name="T1"><text:s text:c="16"/>return new DateTime(DateTime.Now.Ticks);</text:span></text:p>
      <text:p text:style-name="P1"><text:span text:style-name="T1"><text:s text:c="12"/></text:span></text:p>
      <text:p text:style-name="P1"><text:span text:style-name="T1"><text:s text:c="12"/>object[] constructorArgs = null;</text:span></text:p>
      <text:p text:style-name="P1"><text:span text:style-name="T1"><text:s text:c="12"/>if (ParamListExpressions != null &amp;&amp; ParamListExpressions.Count &gt; 0)</text:span></text:p>
      <text:p text:style-name="P1"><text:span text:style-name="T1"><text:s text:c="12"/>{</text:span></text:p>
      <text:p text:style-name="P1"><text:span text:style-name="T1"><text:s text:c="16"/>ParamList = new List&lt;object&gt;();</text:span></text:p>
      <text:p text:style-name="P1"><text:span text:style-name="T1"><text:s text:c="16"/>FunctionHelper.ResolveParameters(ParamListExpressions, ParamList);</text:span></text:p>
      <text:p text:style-name="P1"><text:span text:style-name="T1"><text:s text:c="16"/>constructorArgs = ParamList.ToArray();</text:span></text:p>
      <text:p text:style-name="P1"><text:span text:style-name="T1"><text:s text:c="12"/>}</text:span></text:p>
      <text:p text:style-name="P1"><text:span text:style-name="T1"><text:s text:c="12"/>return Ctx.Types.Create(TypeName, constructorArgs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[MethodImpl(MethodImplOptions.AggressiveInlining)]</text:span></text:p>
      <text:p text:style-name="P1"><text:span text:style-name="T1"><text:s text:c="8"/>public TrinityErrorCode AddCell(CellAccessOptions writeAheadLogOptions, long cellId, byte* buff, int offset, int cellSize)</text:span></text:p>
      <text:p text:style-name="P1"><text:span text:style-name="T1"><text:s text:c="8"/>{</text:span></text:p>
      <text:p text:style-name="P1"><text:span text:style-name="T1"><text:s text:c="12"/>return CLocalMemoryStorage.CAddCell(cellId, buff + offset, cellSize, ushort.MaxValue, writeAheadLogOptions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Publisher&lt;M&gt; advertise&lt;M&gt;(string topic, int queue_size, SubscriberStatusCallback connectcallback,</text:span></text:p>
      <text:p text:style-name="P1"><text:span text:style-name="T1"><text:s text:c="12"/>SubscriberStatusCallback disconnectcallback)</text:span></text:p>
      <text:p text:style-name="P1"><text:span text:style-name="T1"><text:s text:c="12"/>where M : IRosMessage, new()</text:span></text:p>
      <text:p text:style-name="P1"><text:span text:style-name="T1"><text:s text:c="8"/>{</text:span></text:p>
      <text:p text:style-name="P1"><text:span text:style-name="T1"><text:s text:c="12"/>return advertise&lt;M&gt;(topic, queue_size, connectcallback, disconnectcallback, false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[HttpPut("{leaseId:long}/payment/{paymentId:long}")]</text:span></text:p>
      <text:p text:style-name="P1"><text:span text:style-name="T1"><text:s text:c="8"/>[HasPermission(Permissions.LeaseEdit)]</text:span></text:p>
      <text:p text:style-name="P1"><text:span text:style-name="T1"><text:s text:c="8"/>[Produces("application/json")]</text:span></text:p>
      <text:p text:style-name="P1"><text:span text:style-name="T1"><text:s text:c="8"/>[ProducesResponseType(typeof(IEnumerable&lt;Models.Lease.LeaseModel&gt;), 200)]</text:span></text:p>
      <text:p text:style-name="P1"><text:span text:style-name="T1"><text:s text:c="8"/>[SwaggerOperation(Tags = new[] { "lease" })]</text:span></text:p>
      <text:p text:style-name="P1"><text:span text:style-name="T1"><text:s text:c="8"/>public IActionResult UpdatePayment(long leaseId, long paymentId, [FromBody] Models.Lease.PaymentModel paymentModel)</text:span></text:p>
      <text:p text:style-name="P1"><text:span text:style-name="T1"><text:s text:c="8"/>{</text:span></text:p>
      <text:p text:style-name="P1"><text:span text:style-name="T1"><text:s text:c="12"/>var paymentEntity = _mapper.Map&lt;PimsLeasePayment&gt;(paymentModel);</text:span></text:p>
      <text:p text:style-name="P1"><text:span text:style-name="T1"><text:s text:c="12"/>var updatedLease = _pimsService.LeasePaymentService.UpdatePayment(leaseId, paymentId, paymentModel.LeaseRowVersion, paymentEntity);</text:span></text:p>
      <text:p text:style-name="P2"/>
      <text:p text:style-name="P1"><text:span text:style-name="T1"><text:s text:c="12"/>return new JsonResult(_mapper.Map&lt;Models.Lease.LeaseModel&gt;(updatedLease)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static Wavenumber? Average(this IEnumerable&lt;Wavenumber?&gt; source)</text:span></text:p>
      <text:p text:style-name="P1"><text:span text:style-name="T1"><text:s text:c="8"/>{</text:span></text:p>
      <text:p text:style-name="P1"><text:span text:style-name="T1"><text:s text:c="12"/>if (source is null)</text:span></text:p>
      <text:p text:style-name="P1"><text:span text:style-name="T1"><text:s text:c="12"/>{</text:span></text:p>
      <text:p text:style-name="P1"><text:span text:style-name="T1"><text:s text:c="16"/>throw new ArgumentNullException("source");</text:span></text:p>
      <text:p text:style-name="P1"><text:span text:style-name="T1"><text:s text:c="12"/>}</text:span></text:p>
      <text:p text:style-name="P2"/>
      <text:p text:style-name="P1"><text:span text:style-name="T1"><text:s text:c="12"/>double sum = 0;</text:span></text:p>
      <text:p text:style-name="P1"><text:span text:style-name="T1"><text:s text:c="12"/>long count = 0;</text:span></text:p>
      <text:p text:style-name="P1"><text:span text:style-name="T1"><text:s text:c="12"/>checked</text:span></text:p>
      <text:p text:style-name="P1"><text:span text:style-name="T1"><text:s text:c="12"/>{</text:span></text:p>
      <text:p text:style-name="P1"><text:span text:style-name="T1"><text:s text:c="16"/>foreach (var v in source)</text:span></text:p>
      <text:p text:style-name="P1"><text:span text:style-name="T1"><text:s text:c="16"/>{</text:span></text:p>
      <text:p text:style-name="P1"><text:span text:style-name="T1"><text:s text:c="20"/>if (v != null)</text:span></text:p>
      <text:p text:style-name="P1"><text:span text:style-name="T1"><text:s text:c="20"/>{</text:span></text:p>
      <text:p text:style-name="P1"><text:span text:style-name="T1"><text:s text:c="24"/>sum += v.Value.reciprocalMetres;</text:span></text:p>
      <text:p text:style-name="P1"><text:span text:style-name="T1"><text:s text:c="24"/>count++;</text:span></text:p>
      <text:p text:style-name="P1"><text:span text:style-name="T1"><text:s text:c="20"/>}</text:span></text:p>
      <text:p text:style-name="P1"><text:span text:style-name="T1"><text:s text:c="16"/>}</text:span></text:p>
      <text:p text:style-name="P1"><text:span text:style-name="T1"><text:s text:c="12"/>}</text:span></text:p>
      <text:p text:style-name="P2"/>
      <text:p text:style-name="P1"><text:span text:style-name="T1"><text:s text:c="12"/>if (count &gt; 0)</text:span></text:p>
      <text:p text:style-name="P1"><text:span text:style-name="T1"><text:s text:c="12"/>{</text:span></text:p>
      <text:p text:style-name="P1"><text:span text:style-name="T1"><text:s text:c="16"/>return Wavenumber.FromReciprocalMetres(sum / count);</text:span></text:p>
      <text:p text:style-name="P1"><text:span text:style-name="T1"><text:s text:c="12"/>}</text:span></text:p>
      <text:p text:style-name="P2"/>
      <text:p text:style-name="P1"><text:span text:style-name="T1"><text:s text:c="12"/>return null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static bool LoadFromFile(string fileName, System.Text.Encoding encoding, out IssueDateType obj, out System.Exception exception)</text:span></text:p>
      <text:p text:style-name="P1"><text:span text:style-name="T1"><text:s text:c="8"/>{</text:span></text:p>
      <text:p text:style-name="P1"><text:span text:style-name="T1"><text:s text:c="12"/>exception = null;</text:span></text:p>
      <text:p text:style-name="P1"><text:span text:style-name="T1"><text:s text:c="12"/>obj = default(IssueDateType);</text:span></text:p>
      <text:p text:style-name="P1"><text:span text:style-name="T1"><text:s text:c="12"/>try</text:span></text:p>
      <text:p text:style-name="P1"><text:span text:style-name="T1"><text:s text:c="12"/>{</text:span></text:p>
      <text:p text:style-name="P1"><text:span text:style-name="T1"><text:s text:c="16"/>obj = LoadFromFile(fileName, encoding);</text:span></text:p>
      <text:p text:style-name="P1"><text:span text:style-name="T1"><text:s text:c="16"/>return true;</text:span></text:p>
      <text:p text:style-name="P1"><text:span text:style-name="T1"><text:s text:c="12"/>}</text:span></text:p>
      <text:p text:style-name="P1"><text:span text:style-name="T1"><text:s text:c="12"/>catch (System.Exception ex)</text:span></text:p>
      <text:p text:style-name="P1"><text:span text:style-name="T1"><text:s text:c="12"/>{</text:span></text:p>
      <text:p text:style-name="P1"><text:span text:style-name="T1"><text:s text:c="16"/>exception = ex;</text:span></text:p>
      <text:p text:style-name="P1"><text:span text:style-name="T1"><text:s text:c="16"/>return false;</text:span></text:p>
      <text:p text:style-name="P1"><text:span text:style-name="T1"><text:s text:c="12"/>}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static bool IsValidBrazilianCorporationDocument(this string document)</text:span></text:p>
      <text:p text:style-name="P1"><text:span text:style-name="T1"><text:s text:c="8"/>{</text:span></text:p>
      <text:p text:style-name="P1"><text:span text:style-name="T1"><text:s text:c="12"/>document = document.RemoveNonNumeric();</text:span></text:p>
      <text:p text:style-name="P1"><text:span text:style-name="T1"><text:s text:c="12"/>var digits = document.CalculateBrazilianCorporationDocument();</text:span></text:p>
      <text:p text:style-name="P1"><text:span text:style-name="T1"><text:s text:c="12"/>return digits.Length == 2 &amp;&amp; document.EndsWith(digits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void Delete(Uri location)</text:span></text:p>
      <text:p text:style-name="P1"><text:span text:style-name="T1"><text:s text:c="8"/>{</text:span></text:p>
      <text:p text:style-name="P1"><text:span text:style-name="T1"><text:s text:c="12"/>if (location == null) throw Error.ArgumentNull("location");</text:span></text:p>
      <text:p text:style-name="P2"/>
      <text:p text:style-name="P1"><text:span text:style-name="T1"><text:s text:c="12"/>var id = verifyResourceIdentity(location, needId: true, needVid: false);</text:span></text:p>
      <text:p text:style-name="P1"><text:span text:style-name="T1"><text:s text:c="12"/>var tx = new TransactionBuilder(Endpoint).Delete(id.ResourceType, id.Id).ToBundle();</text:span></text:p>
      <text:p text:style-name="P2"/>
      <text:p text:style-name="P1"><text:span text:style-name="T1"><text:s text:c="12"/>execute&lt;Resource&gt;(tx, HttpStatusCode.NoContent);</text:span></text:p>
      <text:p text:style-name="P2"/>
      <text:p text:style-name="P1"><text:span text:style-name="T1"><text:s text:c="12"/>return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ublic ApiResponse&lt; LabelsResponse &gt; GetDashboardsIDLabelsWithHttpInfo (string dashboardID, string zapTraceSpan = null)</text:span></text:p>
      <text:p text:style-name="P1"><text:span text:style-name="T1"><text:s text:c="8"/>{</text:span></text:p>
      <text:p text:style-name="P1"><text:span text:style-name="T1"><text:s text:c="12"/>// verify the required parameter 'dashboardID' is set</text:span></text:p>
      <text:p text:style-name="P1"><text:span text:style-name="T1"><text:s text:c="12"/>if (dashboardID == null)</text:span></text:p>
      <text:p text:style-name="P1"><text:span text:style-name="T1"><text:s text:c="16"/>throw new ApiException(400, "Missing required parameter 'dashboardID' when calling DashboardsService-&gt;GetDashboardsIDLabels");</text:span></text:p>
      <text:p text:style-name="P2"/>
      <text:p text:style-name="P1"><text:span text:style-name="T1"><text:s text:c="12"/>var localVarPath = "/api/v2/dashboards/{dashboardID}/labels";</text:span></text:p>
      <text:p text:style-name="P1"><text:span text:style-name="T1"><text:s text:c="12"/>var localVarPathParams = new Dictionary&lt;String, String&gt;();</text:span></text:p>
      <text:p text:style-name="P1"><text:span text:style-name="T1"><text:s text:c="12"/>var localVarQueryParams = new List&lt;KeyValuePair&lt;String, String&gt;&gt;();</text:span></text:p>
      <text:p text:style-name="P1"><text:span text:style-name="T1"><text:s text:c="12"/>var localVarHeaderParams = new Dictionary&lt;String, String&gt;(this.Configuration.DefaultHeader);</text:span></text:p>
      <text:p text:style-name="P1"><text:span text:style-name="T1"><text:s text:c="12"/>var localVarFormParams = new Dictionary&lt;String, String&gt;();</text:span></text:p>
      <text:p text:style-name="P1"><text:span text:style-name="T1"><text:s text:c="12"/>var localVarFileParams = new Dictionary&lt;String, FileParameter&gt;();</text:span></text:p>
      <text:p text:style-name="P1"><text:span text:style-name="T1"><text:s text:c="12"/>Object localVarPostBody = null;</text:span></text:p>
      <text:p text:style-name="P2"/>
      <text:p text:style-name="P1"><text:span text:style-name="T1"><text:s text:c="12"/>// to determine the Content-Type header</text:span></text:p>
      <text:p text:style-name="P1"><text:span text:style-name="T1"><text:s text:c="12"/>String[] localVarHttpContentTypes = new String[] {</text:span></text:p>
      <text:p text:style-name="P1"><text:span text:style-name="T1"><text:s text:c="12"/>};</text:span></text:p>
      <text:p text:style-name="P1"><text:span text:style-name="T1"><text:s text:c="12"/>String localVarHttpContentType = this.Configuration.ApiClient.SelectHeaderContentType(localVarHttpContentTypes);</text:span></text:p>
      <text:p text:style-name="P2"/>
      <text:p text:style-name="P1"><text:span text:style-name="T1"><text:s text:c="12"/>if (dashboardID != null) localVarPathParams.Add("dashboardID", this.Configuration.ApiClient.ParameterToString(dashboardID)); // path parameter</text:span></text:p>
      <text:p text:style-name="P1"><text:span text:style-name="T1"><text:s text:c="12"/>if (zapTraceSpan != null) localVarHeaderParams.Add("Zap-Trace-Span", this.Configuration.ApiClient.ParameterToString(zapTraceSpan)); // header parameter</text:span></text:p>
      <text:p text:style-name="P2"/>
      <text:p text:style-name="P1"><text:span text:style-name="T1"><text:s text:c="12"/>// to determine the Accept header</text:span></text:p>
      <text:p text:style-name="P1"><text:span text:style-name="T1"><text:s text:c="12"/>String[] localVarHttpHeaderAccepts = new String[] {</text:span></text:p>
      <text:p text:style-name="P1"><text:span text:style-name="T1"><text:s text:c="16"/>"application/json"</text:span></text:p>
      <text:p text:style-name="P1"><text:span text:style-name="T1"><text:s text:c="12"/>};</text:span></text:p>
      <text:p text:style-name="P2"/>
      <text:p text:style-name="P1"><text:span text:style-name="T1"><text:s text:c="12"/>String localVarHttpHeaderAccept = this.Configuration.ApiClient.SelectHeaderAccept(localVarHttpHeaderAccepts);</text:span></text:p>
      <text:p text:style-name="P1"><text:span text:style-name="T1"><text:s text:c="12"/>if (localVarHttpHeaderAccept != null &amp;&amp; !localVarHeaderParams.ContainsKey("Accept"))</text:span></text:p>
      <text:p text:style-name="P1"><text:span text:style-name="T1"><text:s text:c="16"/>localVarHeaderParams.Add("Accept", localVarHttpHeaderAccept);</text:span></text:p>
      <text:p text:style-name="P2"/>
      <text:p text:style-name="P2"/>
      <text:p text:style-name="P1"><text:span text:style-name="T1"><text:s text:c="12"/>// make the HTTP request</text:span></text:p>
      <text:p text:style-name="P1"><text:span text:style-name="T1"><text:s text:c="12"/>IRestResponse localVarResponse = (IRestResponse) this.Configuration.ApiClient.CallApi(localVarPath,</text:span></text:p>
      <text:p text:style-name="P1"><text:span text:style-name="T1"><text:s text:c="16"/>Method.GET, localVarQueryParams, localVarPostBody, localVarHeaderParams, localVarFormParams, localVarFileParams,</text:span></text:p>
      <text:p text:style-name="P1"><text:span text:style-name="T1"><text:s text:c="16"/>localVarPathParams, localVarHttpContentType);</text:span></text:p>
      <text:p text:style-name="P2"/>
      <text:p text:style-name="P1"><text:span text:style-name="T1"><text:s text:c="12"/>int localVarStatusCode = (int) localVarResponse.StatusCode;</text:span></text:p>
      <text:p text:style-name="P2"/>
      <text:p text:style-name="P1"><text:span text:style-name="T1"><text:s text:c="12"/>if (ExceptionFactory != null)</text:span></text:p>
      <text:p text:style-name="P1"><text:span text:style-name="T1"><text:s text:c="12"/>{</text:span></text:p>
      <text:p text:style-name="P1"><text:span text:style-name="T1"><text:s text:c="16"/>Exception exception = ExceptionFactory("GetDashboardsIDLabels", localVarResponse);</text:span></text:p>
      <text:p text:style-name="P1"><text:soft-page-break/><text:span text:style-name="T1"><text:s text:c="16"/>if (exception != null) throw exception;</text:span></text:p>
      <text:p text:style-name="P1"><text:span text:style-name="T1"><text:s text:c="12"/>}</text:span></text:p>
      <text:p text:style-name="P2"/>
      <text:p text:style-name="P1"><text:span text:style-name="T1"><text:s text:c="12"/>return new ApiResponse&lt;LabelsResponse&gt;(localVarStatusCode,</text:span></text:p>
      <text:p text:style-name="P1"><text:span text:style-name="T1"><text:s text:c="16"/>localVarResponse.Headers.ToDictionary(x =&gt; x.Name, x =&gt; x.Value.ToString()),</text:span></text:p>
      <text:p text:style-name="P1"><text:span text:style-name="T1"><text:s text:c="16"/>(LabelsResponse) this.Configuration.ApiClient.Deserialize(localVarResponse, typeof(LabelsResponse))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[ExcludeFromCodeCoverage]</text:span></text:p>
      <text:p text:style-name="P1"><text:span text:style-name="T1">public void Update([NotNull] string key, [NotNull] string data,</text:span></text:p>
      <text:p text:style-name="P1"><text:span text:style-name="T1">DatastoreOperation operation, Credentials credentials = null, Action&lt;Response&lt;string&gt;&gt; callback = null) {</text:span></text:p>
      <text:p text:style-name="P1"><text:span text:style-name="T1">Wrap(UpdateAsync(key, data, operation, credentials), callback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[HttpPost]</text:span></text:p>
      <text:p text:style-name="P1"><text:span text:style-name="T1"><text:s text:c="8"/>[Route("get-campaign-report-by-filter-excel")]</text:span></text:p>
      <text:p text:style-name="P1"><text:span text:style-name="T1"><text:s text:c="8"/>public async Task&lt;IActionResult&gt; GetByFilterExcel(CampaignReportRequest request, [FromHeader(Name = "userid")][Required] string userId)</text:span></text:p>
      <text:p text:style-name="P1"><text:span text:style-name="T1"><text:s text:c="8"/>{</text:span></text:p>
      <text:p text:style-name="P1"><text:span text:style-name="T1"><text:s text:c="12"/>var result = await _reportService.GetCampaignReportExcelAsync(request, General.GetUserIdFromHeader(Request));</text:span></text:p>
      <text:p text:style-name="P1"><text:span text:style-name="T1"><text:s text:c="12"/>return Ok(result);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public void Ping() {</text:span></text:p>
      <text:p text:style-name="P1"><text:span text:style-name="T1"><text:s text:c="12"/>if (spLcd == null)</text:span></text:p>
      <text:p text:style-name="P5"><text:span text:style-name="T1"><text:s text:c="16"/></text:span><text:span text:style-name="T2">{</text:span></text:p>
      <text:p text:style-name="P5"><text:span text:style-name="T2"><text:tab/><text:tab/></text:span><text:span text:style-name="T1">throw new InvalidOperationException("Not connected to an LCD module");</text:span></text:p>
      <text:p text:style-name="P5"><text:span text:style-name="T1"><text:s text:c="12"/><text:tab/><text:tab/>byte[] someData = new byte[] { 0xab, 0xac, 0xad, 0x01 </text:span></text:p>
      <text:p text:style-name="P5"><text:span text:style-name="T1"><text:tab/>};</text:span></text:p>
      <text:p text:style-name="P1"><text:span text:style-name="T1"><text:s text:c="12"/>try {</text:span></text:p>
      <text:p text:style-name="P1"><text:span text:style-name="T1"><text:s text:c="16"/><text:tab/>var receive = disp.Transaction(new Packet() {</text:span></text:p>
      <text:p text:style-name="P1"><text:span text:style-name="T1"><text:s text:c="20"/>Type = 0x0,</text:span></text:p>
      <text:p text:style-name="P1"><text:span text:style-name="T1"><text:s text:c="20"/>Data = someData</text:span></text:p>
      <text:p text:style-name="P1"><text:span text:style-name="T1"><text:s text:c="16"/>}, 0x40);</text:span></text:p>
      <text:p text:style-name="P1"><text:span text:style-name="T1"><text:s text:c="16"/>if (receive.Data.Length != someData.Length)</text:span></text:p>
      <text:p text:style-name="P1"><text:span text:style-name="T1"><text:s text:c="20"/>throw new CommunicationException("Received ping data does not match what was sent", CommunicationException.ErrorCodes.GeneralError);</text:span></text:p>
      <text:p text:style-name="P1"><text:span text:style-name="T1"><text:s text:c="16"/>for (int i = 0; i &lt; someData.Length; i++) {</text:span></text:p>
      <text:p text:style-name="P1"><text:span text:style-name="T1"><text:s text:c="20"/>if (someData[i] != receive.Data[i])</text:span></text:p>
      <text:p text:style-name="P1"><text:span text:style-name="T1"><text:s text:c="24"/>throw new CommunicationException("Received ping data does not match what was sent", CommunicationException.ErrorCodes.GeneralError);</text:span></text:p>
      <text:p text:style-name="P1"><text:span text:style-name="T1"><text:s text:c="16"/>}</text:span></text:p>
      <text:p text:style-name="P1"><text:span text:style-name="T1"><text:s text:c="16"/>// all looks good</text:span></text:p>
      <text:p text:style-name="P1"><text:span text:style-name="T1"><text:s text:c="12"/>}</text:span></text:p>
      <text:p text:style-name="P1"><text:span text:style-name="T1"><text:s text:c="12"/>catch (Exception ex) {</text:span></text:p>
      <text:p text:style-name="P1"><text:span text:style-name="T1"><text:s text:c="16"/>throw new InvalidOperationException("Failed to execute Ping command, look for details in InnerException", ex)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>Sends a ping packet to the LCD and expects a ping reply. If no reply is received, throws a CommunicationException</text:span></text:p>
      <text:p text:style-name="P1"><text:span text:style-name="T1">Timeout: 5 second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ublic int ReadBrep(StreamReader reader, SceneBrep scene)</text:span></text:p>
      <text:p text:style-name="P1"><text:span text:style-name="T1"><text:s text:c="8"/>{</text:span></text:p>
      <text:p text:style-name="P1"><text:span text:style-name="T1"><text:s text:c="12"/>if (reader == null) return SceneBrep.NULL;</text:span></text:p>
      <text:p text:style-name="P2"/>
      <text:p text:style-name="P1"><text:span text:style-name="T1"><text:s text:c="12"/>Debug.Assert(scene != null);</text:span></text:p>
      <text:p text:style-name="P1"><text:span text:style-name="T1"><text:s text:c="12"/>scene.Reset();</text:span></text:p>
      <text:p text:style-name="P1"><text:span text:style-name="T1"><text:s text:c="12"/>return ReadBrep(reader, scene, Matrix4.Identity);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>Reads one 3D scene from a given stream (containing text variant of Wavefront OBJ format)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tatic public void GleanContributions_Helper(ICollection&lt;ToolStripMenuItem&gt; items, Type type, Control control, Object obj)</text:span></text:p>
      <text:p text:style-name="P1"><text:span text:style-name="T1"><text:s text:c="8"/>{</text:span></text:p>
      <text:p text:style-name="P1"><text:span text:style-name="T1"><text:s text:c="12"/>if (control == null) return;</text:span></text:p>
      <text:p text:style-name="P1"><text:span text:style-name="T1"><text:s text:c="12"/>if (control is Button)</text:span></text:p>
      <text:p text:style-name="P1"><text:span text:style-name="T1"><text:s text:c="12"/>{</text:span></text:p>
      <text:p text:style-name="P1"><text:span text:style-name="T1"><text:s text:c="16"/>Button button = (Button)control;</text:span></text:p>
      <text:p text:style-name="P1"><text:span text:style-name="T1"><text:s text:c="16"/>string newVariable = obj.GetType() == type</text:span></text:p>
      <text:p text:style-name="P1"><text:span text:style-name="T1"><text:s text:c="41"/>? type.Name</text:span></text:p>
      <text:p text:style-name="P1"><text:span text:style-name="T1"><text:s text:c="41"/>: string.Format("{0} -&gt; {1}", obj.GetType().Name, type.Name);</text:span></text:p>
      <text:p text:style-name="P1"><text:span text:style-name="T1"><text:s text:c="16"/>items.Add(new ToolStripMenuItem(button.Text, null,</text:span></text:p>
      <text:p text:style-name="P1"><text:span text:style-name="T1"><text:s text:c="48"/>(sender, e) =&gt;</text:span></text:p>
      <text:p text:style-name="P1"><text:span text:style-name="T1"><text:s text:c="48"/>{</text:span></text:p>
      <text:p text:style-name="P1"><text:span text:style-name="T1"><text:s text:c="52"/>button.PerformClick();</text:span></text:p>
      <text:p text:style-name="P1"><text:span text:style-name="T1"><text:s text:c="52"/>Logger.DebugLog(String.Format("Button: {0} {1} {2} {3}",</text:span></text:p>
      <text:p text:style-name="P1"><text:span text:style-name="T1"><text:s text:c="82"/>newVariable, e, sender, obj));</text:span></text:p>
      <text:p text:style-name="P1"><text:span text:style-name="T1"><text:s text:c="48"/>})</text:span></text:p>
      <text:p text:style-name="P1"><text:span text:style-name="T1"><text:s text:c="30"/>{</text:span></text:p>
      <text:p text:style-name="P1"><text:span text:style-name="T1"><text:s text:c="34"/>Enabled = button.Enabled,</text:span></text:p>
      <text:p text:style-name="P1"><text:span text:style-name="T1"><text:s text:c="34"/>Visible = button.Visible,</text:span></text:p>
      <text:p text:style-name="P1"><text:span text:style-name="T1"><text:s text:c="34"/>ToolTipText = "" + obj</text:span></text:p>
      <text:p text:style-name="P1"><text:span text:style-name="T1"><text:s text:c="30"/>});</text:span></text:p>
      <text:p text:style-name="P1"><text:span text:style-name="T1"><text:s text:c="16"/>return;</text:span></text:p>
      <text:p text:style-name="P1"><text:span text:style-name="T1"><text:s text:c="12"/>}</text:span></text:p>
      <text:p text:style-name="P1"><text:span text:style-name="T1"><text:s text:c="12"/>foreach (object v in control.Controls)</text:span></text:p>
      <text:p text:style-name="P1"><text:span text:style-name="T1"><text:s text:c="16"/>GleanContributions_Helper(items, type, (Control)v, obj);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>Used by GleanContributions to add new ContextMenu Items gleaned from Parent control that has buttons on it</text:span></text:p>
      <text:p text:style-name="P1"><text:span text:style-name="T1"/></text:p>
      <text:p text:style-name="P4"><text:span text:style-name="T1">Used by GleanContributions to add new buttons to the collection of ToolStripMenuItems that is passed i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rivate void SetupVideoPositionScrollBar()</text:span></text:p>
      <text:p text:style-name="P1"><text:span text:style-name="T1"><text:s text:c="8"/>{</text:span></text:p>
      <text:p text:style-name="P1"><text:span text:style-name="T1"><text:s text:c="12"/>// the thumb itself has width, this is the LargeChange value. If we set it</text:span></text:p>
      <text:p text:style-name="P1"><text:span text:style-name="T1"><text:s text:c="12"/>// up like this we get 0 to 1000 as the user drags it over the range of the</text:span></text:p>
      <text:p text:style-name="P1"><text:span text:style-name="T1"><text:s text:c="12"/>// scrollbar</text:span></text:p>
      <text:p text:style-name="P1"><text:span text:style-name="T1"><text:s text:c="12"/>scrollBarVideoPosition.Maximum = TantaWMFUtils.MAX_DURATION_RANGE + scrollBarVideoPosition.LargeChange-1;</text:span></text:p>
      <text:p text:style-name="P1"><text:span text:style-name="T1"><text:s text:c="12"/>scrollBarVideoPosition.Minimum = 0;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ync's the settings on the horizontal scroll bar to the video file durati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ublic TimeSpan Next(TimeSpan min, TimeSpan max)</text:span></text:p>
      <text:p text:style-name="P1"><text:span text:style-name="T1"><text:s text:c="8"/>{</text:span></text:p>
      <text:p text:style-name="P1"><text:span text:style-name="T1"><text:s text:c="12"/>if (max &lt;= min)</text:span></text:p>
      <text:p text:style-name="P1"><text:span text:style-name="T1"><text:s text:c="12"/>{</text:span></text:p>
      <text:p text:style-name="P1"><text:span text:style-name="T1"><text:s text:c="16"/>throw new ArgumentException("Max must be greater than min.");</text:span></text:p>
      <text:p text:style-name="P1"><text:span text:style-name="T1"><text:s text:c="12"/>}</text:span></text:p>
      <text:p text:style-name="P2"/>
      <text:p text:style-name="P1"><text:span text:style-name="T1"><text:s text:c="12"/>long minTicks = min.Ticks;</text:span></text:p>
      <text:p text:style-name="P1"><text:span text:style-name="T1"><text:s text:c="12"/>long maxTicks = max.Ticks;</text:span></text:p>
      <text:p text:style-name="P1"><text:span text:style-name="T1"><text:s text:c="12"/>double rn = (Convert.ToDouble(maxTicks)</text:span></text:p>
      <text:p text:style-name="P1"><text:span text:style-name="T1"><text:s text:c="16"/>- Convert.ToDouble(minTicks)) * _rnf.NextDouble()</text:span></text:p>
      <text:p text:style-name="P1"><text:span text:style-name="T1"><text:s text:c="16"/>+ Convert.ToDouble(minTicks);</text:span></text:p>
      <text:p text:style-name="P1"><text:span text:style-name="T1"><text:s text:c="12"/>return new TimeSpan(Convert.ToInt64(rn));</text:span></text:p>
      <text:p text:style-name="P1"><text:span text:style-name="T1"><text:s text:c="8"/>}</text:span></text:p>
      <text:p text:style-name="Standard"/>
      <text:p text:style-name="Standard"/>
      <text:p text:style-name="Standard"/>
      <text:p text:style-name="P3"><text:span text:style-name="T1">Returns TimeSpan in the range [min, ma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01:54.310593705</meta:creation-date>
    <dc:date>2025-05-09T17:33:23.086376152</dc:date>
    <meta:editing-duration>PT9M27S</meta:editing-duration>
    <meta:editing-cycles>1</meta:editing-cycles>
    <meta:document-statistic meta:table-count="0" meta:image-count="0" meta:object-count="0" meta:page-count="46" meta:paragraph-count="852" meta:word-count="3296" meta:character-count="32968" meta:non-whitespace-character-count="26208"/>
    <meta:generator>LibreOffice/7.3.7.2$Linux_X86_64 LibreOffice_project/30$Build-2</meta:generator>
  </office:meta>
</office:document-meta>
</file>